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ohit Devanagari1" svg:font-family="'Lohit Devanagari'"/>
    <style:font-face style:name="arial" svg:font-family="arial, sans-serif"/>
    <style:font-face style:name="Ani" svg:font-family="An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9df3b" officeooo:paragraph-rsid="0019df3b"/>
    </style:style>
    <style:style style:name="P2" style:family="paragraph" style:parent-style-name="Standard">
      <style:text-properties officeooo:rsid="0019df3b" officeooo:paragraph-rsid="00219bc2"/>
    </style:style>
    <style:style style:name="P3" style:family="paragraph" style:parent-style-name="Standard">
      <style:text-properties officeooo:rsid="0019df3b" officeooo:paragraph-rsid="00405034"/>
    </style:style>
    <style:style style:name="P4" style:family="paragraph" style:parent-style-name="Standard">
      <style:paragraph-properties fo:text-align="center" style:justify-single-word="false"/>
      <style:text-properties officeooo:rsid="0019df3b" officeooo:paragraph-rsid="0019df3b"/>
    </style:style>
    <style:style style:name="P5" style:family="paragraph" style:parent-style-name="Standard">
      <style:text-properties officeooo:rsid="0019df3b" officeooo:paragraph-rsid="005546f1"/>
    </style:style>
    <style:style style:name="P6" style:family="paragraph" style:parent-style-name="Standard">
      <style:text-properties officeooo:rsid="0019df3b" officeooo:paragraph-rsid="00574508"/>
    </style:style>
    <style:style style:name="P7" style:family="paragraph" style:parent-style-name="Standard">
      <style:text-properties officeooo:rsid="0019df3b" officeooo:paragraph-rsid="0057aed7"/>
    </style:style>
    <style:style style:name="P8" style:family="paragraph" style:parent-style-name="Standard">
      <style:text-properties officeooo:rsid="0019df3b" officeooo:paragraph-rsid="0058107e"/>
    </style:style>
    <style:style style:name="P9" style:family="paragraph" style:parent-style-name="Standard">
      <style:text-properties officeooo:rsid="0019df3b" officeooo:paragraph-rsid="006244ff"/>
    </style:style>
    <style:style style:name="P10" style:family="paragraph" style:parent-style-name="Standard">
      <style:text-properties officeooo:rsid="0019df3b" officeooo:paragraph-rsid="00648653"/>
    </style:style>
    <style:style style:name="P11" style:family="paragraph" style:parent-style-name="Standard">
      <style:text-properties officeooo:rsid="0019df3b" officeooo:paragraph-rsid="00682a62"/>
    </style:style>
    <style:style style:name="P12" style:family="paragraph" style:parent-style-name="Standard">
      <style:text-properties fo:font-weight="bold" officeooo:rsid="0019df3b" officeooo:paragraph-rsid="0019df3b" style:font-weight-asian="bold" style:font-weight-complex="bold"/>
    </style:style>
    <style:style style:name="P13" style:family="paragraph" style:parent-style-name="Standard">
      <style:text-properties officeooo:rsid="001f0f7e" officeooo:paragraph-rsid="001f0f7e"/>
    </style:style>
    <style:style style:name="P14" style:family="paragraph" style:parent-style-name="Standard">
      <style:text-properties officeooo:rsid="0020ca7a" officeooo:paragraph-rsid="0020ca7a"/>
    </style:style>
    <style:style style:name="P15" style:family="paragraph" style:parent-style-name="Standard">
      <style:text-properties officeooo:rsid="0020ca7a" officeooo:paragraph-rsid="00219bc2"/>
    </style:style>
    <style:style style:name="P16" style:family="paragraph" style:parent-style-name="Standard">
      <style:text-properties officeooo:rsid="0020ca7a" officeooo:paragraph-rsid="0022cb61"/>
    </style:style>
    <style:style style:name="P17" style:family="paragraph" style:parent-style-name="Standard">
      <style:text-properties officeooo:rsid="00219bc2" officeooo:paragraph-rsid="00219bc2"/>
    </style:style>
    <style:style style:name="P18" style:family="paragraph" style:parent-style-name="Standard">
      <style:text-properties officeooo:rsid="0021a30e" officeooo:paragraph-rsid="0021a30e"/>
    </style:style>
    <style:style style:name="P19" style:family="paragraph" style:parent-style-name="Standard">
      <style:text-properties officeooo:rsid="0021e288" officeooo:paragraph-rsid="0021e288"/>
    </style:style>
    <style:style style:name="P20" style:family="paragraph" style:parent-style-name="Standard">
      <style:text-properties officeooo:rsid="0021e288" officeooo:paragraph-rsid="0022cb61"/>
    </style:style>
    <style:style style:name="P21" style:family="paragraph" style:parent-style-name="Standard">
      <style:paragraph-properties fo:text-align="center" style:justify-single-word="false"/>
      <style:text-properties officeooo:rsid="0021e288" officeooo:paragraph-rsid="0021e288"/>
    </style:style>
    <style:style style:name="P22" style:family="paragraph" style:parent-style-name="Standard">
      <style:text-properties officeooo:rsid="00223e8b" officeooo:paragraph-rsid="00223e8b"/>
    </style:style>
    <style:style style:name="P23" style:family="paragraph" style:parent-style-name="Standard">
      <style:text-properties officeooo:rsid="0022cb61" officeooo:paragraph-rsid="0022cb61"/>
    </style:style>
    <style:style style:name="P24" style:family="paragraph" style:parent-style-name="Standard">
      <style:text-properties officeooo:rsid="0025cd76" officeooo:paragraph-rsid="0025cd76"/>
    </style:style>
    <style:style style:name="P25" style:family="paragraph" style:parent-style-name="Standard">
      <style:text-properties style:text-underline-style="solid" style:text-underline-width="auto" style:text-underline-color="font-color" officeooo:rsid="0022cb61" officeooo:paragraph-rsid="0022cb61"/>
    </style:style>
    <style:style style:name="P26" style:family="paragraph" style:parent-style-name="Standard">
      <style:paragraph-properties fo:text-align="center" style:justify-single-word="false"/>
      <style:text-properties style:text-underline-style="solid" style:text-underline-width="auto" style:text-underline-color="font-color" fo:font-weight="bold" officeooo:rsid="001a1191" officeooo:paragraph-rsid="005aee38" style:font-weight-asian="bold" style:font-weight-complex="bold"/>
    </style:style>
    <style:style style:name="P27" style:family="paragraph" style:parent-style-name="Standard">
      <style:text-properties fo:font-weight="normal" officeooo:rsid="0019df3b" officeooo:paragraph-rsid="0019df3b" style:font-weight-asian="normal" style:font-weight-complex="normal"/>
    </style:style>
    <style:style style:name="P28" style:family="paragraph" style:parent-style-name="Standard">
      <style:text-properties fo:font-weight="normal" officeooo:rsid="0019df3b" officeooo:paragraph-rsid="00449691" style:font-weight-asian="normal" style:font-weight-complex="normal"/>
    </style:style>
    <style:style style:name="P29" style:family="paragraph" style:parent-style-name="Standard">
      <style:text-properties fo:font-weight="normal" officeooo:rsid="002caba1" officeooo:paragraph-rsid="0019df3b" style:font-weight-asian="normal" style:font-weight-complex="normal"/>
    </style:style>
    <style:style style:name="P30" style:family="paragraph" style:parent-style-name="Standard">
      <style:text-properties fo:font-weight="normal" officeooo:rsid="00449691" officeooo:paragraph-rsid="0019df3b" style:font-weight-asian="normal" style:font-weight-complex="normal"/>
    </style:style>
    <style:style style:name="P31" style:family="paragraph" style:parent-style-name="Standard">
      <style:text-properties fo:font-weight="normal" officeooo:rsid="00449691" officeooo:paragraph-rsid="00449691" style:font-weight-asian="normal" style:font-weight-complex="normal"/>
    </style:style>
    <style:style style:name="P32" style:family="paragraph" style:parent-style-name="Standard">
      <style:text-properties fo:font-weight="normal" officeooo:rsid="00449691" officeooo:paragraph-rsid="00465744" style:font-weight-asian="normal" style:font-weight-complex="normal"/>
    </style:style>
    <style:style style:name="P33" style:family="paragraph" style:parent-style-name="Standard">
      <style:text-properties fo:font-weight="normal" officeooo:rsid="0019ebe3" officeooo:paragraph-rsid="004e574c" style:font-weight-asian="normal" style:font-weight-complex="normal"/>
    </style:style>
    <style:style style:name="P34" style:family="paragraph" style:parent-style-name="Standard">
      <style:text-properties fo:font-weight="normal" officeooo:rsid="00655590" officeooo:paragraph-rsid="00655590" style:font-weight-asian="normal" style:font-weight-complex="normal"/>
    </style:style>
    <style:style style:name="P35" style:family="paragraph" style:parent-style-name="Standard">
      <style:text-properties fo:font-weight="normal" officeooo:rsid="006a01f9" officeooo:paragraph-rsid="006a01f9" style:font-weight-asian="normal" style:font-weight-complex="normal"/>
    </style:style>
    <style:style style:name="P36" style:family="paragraph" style:parent-style-name="Standard">
      <style:text-properties officeooo:rsid="003669b4" officeooo:paragraph-rsid="003669b4"/>
    </style:style>
    <style:style style:name="P37" style:family="paragraph" style:parent-style-name="Standard">
      <style:text-properties officeooo:rsid="003669b4" officeooo:paragraph-rsid="00535462"/>
    </style:style>
    <style:style style:name="P38" style:family="paragraph" style:parent-style-name="Standard">
      <style:text-properties officeooo:rsid="003807aa" officeooo:paragraph-rsid="003807aa"/>
    </style:style>
    <style:style style:name="P39" style:family="paragraph" style:parent-style-name="Standard">
      <style:text-properties officeooo:rsid="003807aa" officeooo:paragraph-rsid="00382070"/>
    </style:style>
    <style:style style:name="P40" style:family="paragraph" style:parent-style-name="Standard">
      <style:text-properties officeooo:rsid="00392c6a" officeooo:paragraph-rsid="00392c6a"/>
    </style:style>
    <style:style style:name="P41" style:family="paragraph" style:parent-style-name="Standard">
      <style:paragraph-properties fo:text-align="center" style:justify-single-word="false"/>
      <style:text-properties fo:font-size="14pt" style:text-underline-style="solid" style:text-underline-width="auto" style:text-underline-color="font-color" fo:font-weight="bold" officeooo:rsid="00173a7c" officeooo:paragraph-rsid="004e574c" style:font-size-asian="14pt" style:font-weight-asian="bold" style:font-size-complex="14pt" style:font-weight-complex="bold"/>
    </style:style>
    <style:style style:name="P42" style:family="paragraph" style:parent-style-name="Standard">
      <style:paragraph-properties fo:text-align="start" style:justify-single-word="false"/>
      <style:text-properties fo:font-size="14pt" style:text-underline-style="none" fo:font-weight="normal" officeooo:rsid="005d54dd" officeooo:paragraph-rsid="005d54dd" style:font-size-asian="14pt" style:font-weight-asian="normal" style:font-size-complex="14pt" style:font-weight-complex="normal"/>
    </style:style>
    <style:style style:name="P43" style:family="paragraph" style:parent-style-name="Standard">
      <style:paragraph-properties fo:text-align="start" style:justify-single-word="false"/>
      <style:text-properties fo:font-size="14pt" style:text-underline-style="none" fo:font-weight="normal" officeooo:rsid="005d54dd" officeooo:paragraph-rsid="006392d4" style:font-size-asian="14pt" style:font-weight-asian="normal" style:font-size-complex="14pt" style:font-weight-complex="normal"/>
    </style:style>
    <style:style style:name="P44" style:family="paragraph" style:parent-style-name="Standard">
      <style:paragraph-properties fo:text-align="start" style:justify-single-word="false"/>
      <style:text-properties fo:font-size="14pt" style:text-underline-style="none" fo:font-weight="normal" officeooo:rsid="0019df3b" officeooo:paragraph-rsid="0019df3b" style:font-size-asian="14pt" style:font-weight-asian="normal" style:font-size-complex="14pt" style:font-weight-complex="normal"/>
    </style:style>
    <style:style style:name="P45" style:family="paragraph" style:parent-style-name="Standard">
      <style:paragraph-properties fo:text-align="start" style:justify-single-word="false"/>
      <style:text-properties fo:font-size="14pt" style:text-underline-style="none" fo:font-weight="bold" officeooo:rsid="005d54dd" officeooo:paragraph-rsid="005d54dd" style:font-size-asian="14pt" style:font-weight-asian="bold" style:font-size-complex="14pt" style:font-weight-complex="bold"/>
    </style:style>
    <style:style style:name="P46" style:family="paragraph" style:parent-style-name="Standard">
      <style:text-properties officeooo:rsid="00173a7c" officeooo:paragraph-rsid="004e574c"/>
    </style:style>
    <style:style style:name="P47" style:family="paragraph" style:parent-style-name="Standard">
      <style:text-properties officeooo:rsid="0017d8d9" officeooo:paragraph-rsid="004e574c"/>
    </style:style>
    <style:style style:name="P48" style:family="paragraph" style:parent-style-name="Standard">
      <style:text-properties officeooo:rsid="0019ebe3" officeooo:paragraph-rsid="004e574c"/>
    </style:style>
    <style:style style:name="P49" style:family="paragraph" style:parent-style-name="Standard">
      <style:text-properties officeooo:rsid="0019ebe3" officeooo:paragraph-rsid="0019df3b"/>
    </style:style>
    <style:style style:name="P50" style:family="paragraph" style:parent-style-name="Standard">
      <style:text-properties officeooo:rsid="001dacc0" officeooo:paragraph-rsid="004e574c"/>
    </style:style>
    <style:style style:name="P51" style:family="paragraph" style:parent-style-name="Standard">
      <style:text-properties officeooo:rsid="001e8916" officeooo:paragraph-rsid="004e574c"/>
    </style:style>
    <style:style style:name="P52" style:family="paragraph" style:parent-style-name="Standard">
      <style:text-properties officeooo:rsid="001f2d4d" officeooo:paragraph-rsid="004e574c"/>
    </style:style>
    <style:style style:name="P53" style:family="paragraph" style:parent-style-name="Standard">
      <style:text-properties officeooo:rsid="0020b6b2" officeooo:paragraph-rsid="004e574c"/>
    </style:style>
    <style:style style:name="P54" style:family="paragraph" style:parent-style-name="Standard">
      <style:text-properties officeooo:rsid="00227dc4" officeooo:paragraph-rsid="004e574c"/>
    </style:style>
    <style:style style:name="P55" style:family="paragraph" style:parent-style-name="Standard">
      <style:text-properties officeooo:rsid="0022bbd2" officeooo:paragraph-rsid="004e574c"/>
    </style:style>
    <style:style style:name="P56" style:family="paragraph" style:parent-style-name="Standard">
      <style:text-properties officeooo:rsid="0027e308" officeooo:paragraph-rsid="004e574c"/>
    </style:style>
    <style:style style:name="P57" style:family="paragraph" style:parent-style-name="Standard">
      <style:text-properties officeooo:rsid="0029b34f" officeooo:paragraph-rsid="004e574c"/>
    </style:style>
    <style:style style:name="P58" style:family="paragraph" style:parent-style-name="Standard">
      <style:text-properties style:text-underline-style="none" officeooo:rsid="002b5c32" officeooo:paragraph-rsid="004e574c"/>
    </style:style>
    <style:style style:name="P59" style:family="paragraph" style:parent-style-name="Standard">
      <style:paragraph-properties fo:text-align="start" style:justify-single-word="false"/>
      <style:text-properties style:text-underline-style="none" fo:font-weight="normal" officeooo:rsid="005d54dd" officeooo:paragraph-rsid="005d54dd" style:font-weight-asian="normal" style:font-weight-complex="normal"/>
    </style:style>
    <style:style style:name="P60" style:family="paragraph" style:parent-style-name="Standard">
      <style:paragraph-properties fo:text-align="start" style:justify-single-word="false"/>
      <style:text-properties style:text-underline-style="none" fo:font-weight="normal" officeooo:rsid="005ec116" officeooo:paragraph-rsid="005ec116" style:font-weight-asian="normal" style:font-weight-complex="normal"/>
    </style:style>
    <style:style style:name="P61" style:family="paragraph" style:parent-style-name="Standard">
      <style:text-properties style:text-underline-style="none" officeooo:rsid="006f5b30" officeooo:paragraph-rsid="006f5b30"/>
    </style:style>
    <style:style style:name="P62" style:family="paragraph" style:parent-style-name="Standard">
      <style:text-properties officeooo:rsid="002d065a" officeooo:paragraph-rsid="004e574c"/>
    </style:style>
    <style:style style:name="P63" style:family="paragraph" style:parent-style-name="Standard">
      <style:text-properties officeooo:rsid="00231661" officeooo:paragraph-rsid="004e574c"/>
    </style:style>
    <style:style style:name="P64" style:family="paragraph" style:parent-style-name="Standard">
      <style:text-properties officeooo:rsid="00247ae4" officeooo:paragraph-rsid="004e574c"/>
    </style:style>
    <style:style style:name="P65" style:family="paragraph" style:parent-style-name="Standard">
      <style:paragraph-properties fo:text-align="start" style:justify-single-word="false"/>
      <style:text-properties officeooo:rsid="001c7a18" officeooo:paragraph-rsid="005aee38"/>
    </style:style>
    <style:style style:name="P66" style:family="paragraph" style:parent-style-name="Standard">
      <style:paragraph-properties fo:text-align="justify" style:justify-single-word="false"/>
      <style:text-properties officeooo:rsid="001c7a18" officeooo:paragraph-rsid="005aee38"/>
    </style:style>
    <style:style style:name="P67" style:family="paragraph" style:parent-style-name="Standard">
      <style:paragraph-properties fo:text-align="justify" style:justify-single-word="false"/>
      <style:text-properties officeooo:rsid="0021a915" officeooo:paragraph-rsid="005aee38"/>
    </style:style>
    <style:style style:name="P68" style:family="paragraph" style:parent-style-name="Standard">
      <style:paragraph-properties fo:text-align="justify" style:justify-single-word="false"/>
      <style:text-properties officeooo:rsid="001d313b" officeooo:paragraph-rsid="005aee38"/>
    </style:style>
    <style:style style:name="P69" style:family="paragraph" style:parent-style-name="Standard">
      <style:paragraph-properties fo:text-align="center" style:justify-single-word="false"/>
      <style:text-properties style:font-name="Ani" fo:font-size="44pt" style:text-underline-style="none" fo:font-weight="normal" officeooo:rsid="005d54dd" officeooo:paragraph-rsid="005d54dd" style:font-size-asian="44pt" style:font-weight-asian="normal" style:font-size-complex="44pt" style:font-weight-complex="normal"/>
    </style:style>
    <style:style style:name="P70" style:family="paragraph" style:parent-style-name="Standard">
      <style:paragraph-properties fo:text-align="center" style:justify-single-word="false"/>
      <style:text-properties style:font-name="Ani" fo:font-size="44pt" style:text-underline-style="none" fo:font-weight="normal" officeooo:rsid="0063fc1a" officeooo:paragraph-rsid="0063fc1a" style:font-size-asian="44pt" style:font-weight-asian="normal" style:font-size-complex="44pt" style:font-weight-complex="normal"/>
    </style:style>
    <style:style style:name="P71" style:family="paragraph" style:parent-style-name="Standard">
      <style:text-properties officeooo:rsid="00648653" officeooo:paragraph-rsid="00648653"/>
    </style:style>
    <style:style style:name="P72" style:family="paragraph" style:parent-style-name="Standard">
      <style:text-properties officeooo:rsid="0021dcc1" officeooo:paragraph-rsid="006c0713"/>
    </style:style>
    <style:style style:name="P73" style:family="paragraph" style:parent-style-name="Standard">
      <style:text-properties officeooo:rsid="006e8ba3" officeooo:paragraph-rsid="006e8ba3"/>
    </style:style>
    <style:style style:name="P74" style:family="paragraph" style:parent-style-name="Standard">
      <style:paragraph-properties fo:text-align="center" style:justify-single-word="false"/>
      <style:text-properties fo:font-size="14pt" style:text-underline-style="solid" style:text-underline-width="auto" style:text-underline-color="font-color" fo:font-weight="bold" officeooo:rsid="005f278a" officeooo:paragraph-rsid="0019df3b" style:font-size-asian="14pt" style:font-weight-asian="bold" style:font-size-complex="14pt" style:font-weight-complex="bold"/>
    </style:style>
    <style:style style:name="P75" style:family="paragraph" style:parent-style-name="Standard" style:list-style-name="L1">
      <style:paragraph-properties fo:text-align="justify" style:justify-single-word="false"/>
      <style:text-properties officeooo:rsid="0021a915" officeooo:paragraph-rsid="005aee38"/>
    </style:style>
    <style:style style:name="P76" style:family="paragraph" style:parent-style-name="Standard">
      <style:text-properties officeooo:rsid="0019df3b" officeooo:paragraph-rsid="007236f4"/>
    </style:style>
    <style:style style:name="P77" style:family="paragraph" style:parent-style-name="Standard">
      <style:text-properties fo:font-weight="normal" officeooo:paragraph-rsid="0072d5f2"/>
    </style:style>
    <style:style style:name="P78" style:family="paragraph" style:parent-style-name="Standard" style:list-style-name="L2" style:master-page-name="">
      <loext:graphic-properties draw:fill="none"/>
      <style:paragraph-properties fo:margin-left="0.6cm" fo:margin-right="0cm" fo:text-align="justify" style:justify-single-word="false" fo:text-indent="-0.6cm" style:auto-text-indent="false" style:page-number="auto" fo:background-color="transparent"/>
      <style:text-properties officeooo:rsid="001d313b" officeooo:paragraph-rsid="005aee38"/>
    </style:style>
    <style:style style:name="P79" style:family="paragraph" style:parent-style-name="Standard" style:list-style-name="L3" style:master-page-name="">
      <loext:graphic-properties draw:fill="none"/>
      <style:paragraph-properties fo:margin-left="0.6cm" fo:margin-right="0cm" fo:text-align="justify" style:justify-single-word="false" fo:text-indent="-0.6cm" style:auto-text-indent="false" style:page-number="auto" fo:background-color="transparent"/>
      <style:text-properties officeooo:rsid="001fae8d" officeooo:paragraph-rsid="005aee38"/>
    </style:style>
    <style:style style:name="P80" style:family="paragraph" style:parent-style-name="Standard" style:list-style-name="L3">
      <loext:graphic-properties draw:fill="none"/>
      <style:paragraph-properties fo:margin-left="0.6cm" fo:margin-right="0cm" fo:text-align="justify" style:justify-single-word="false" fo:text-indent="-0.6cm" style:auto-text-indent="false" fo:background-color="transparent"/>
      <style:text-properties officeooo:rsid="001fae8d" officeooo:paragraph-rsid="005aee38"/>
    </style:style>
    <style:style style:name="P81" style:family="paragraph" style:parent-style-name="Standard" style:list-style-name="L3">
      <loext:graphic-properties draw:fill="none"/>
      <style:paragraph-properties fo:margin-left="0.6cm" fo:margin-right="0cm" fo:text-align="justify" style:justify-single-word="false" fo:text-indent="-0.6cm" style:auto-text-indent="false" fo:background-color="transparent"/>
      <style:text-properties officeooo:rsid="001fae8d" officeooo:paragraph-rsid="0070907d"/>
    </style:style>
    <style:style style:name="P82" style:family="paragraph">
      <loext:graphic-properties draw:fill-color="#21409a"/>
      <style:paragraph-properties fo:text-align="center"/>
    </style:style>
    <style:style style:name="P83" style:family="paragraph">
      <loext:graphic-properties draw:fill-color="#f58220"/>
      <style:paragraph-properties fo:text-align="center"/>
    </style:style>
    <style:style style:name="P84" style:family="paragraph">
      <loext:graphic-properties draw:fill-color="#fff200"/>
      <style:paragraph-properties fo:text-align="center"/>
    </style:style>
    <style:style style:name="P85" style:family="paragraph">
      <loext:graphic-properties draw:fill-color="#ffffff"/>
      <style:paragraph-properties fo:text-align="center"/>
    </style:style>
    <style:style style:name="P86" style:family="paragraph">
      <loext:graphic-properties draw:fill-color="#ed1c24"/>
      <style:paragraph-properties fo:text-align="center"/>
    </style:style>
    <style:style style:name="P87" style:family="paragraph">
      <style:paragraph-properties fo:text-align="center"/>
    </style:style>
    <style:style style:name="P88" style:family="paragraph">
      <loext:graphic-properties draw:fill-color="#407927"/>
      <style:paragraph-properties fo:text-align="center"/>
    </style:style>
    <style:style style:name="P89" style:family="paragraph">
      <loext:graphic-properties draw:fill-color="#000000"/>
      <style:paragraph-properties fo:text-align="center"/>
    </style:style>
    <style:style style:name="P90" style:family="paragraph">
      <loext:graphic-properties draw:fill-color="#ed1c24"/>
    </style:style>
    <style:style style:name="P91" style:family="paragraph">
      <loext:graphic-properties draw:fill-color="#5e8ac7"/>
      <style:paragraph-properties fo:text-align="center"/>
    </style:style>
    <style:style style:name="P92" style:family="paragraph">
      <loext:graphic-properties draw:fill-color="#87d1d1"/>
      <style:paragraph-properties fo:text-align="center"/>
    </style:style>
    <style:style style:name="P93" style:family="paragraph">
      <loext:graphic-properties draw:fill-color="#666666"/>
    </style:style>
    <style:style style:name="P94" style:family="paragraph">
      <loext:graphic-properties draw:fill-color="#5c2d91"/>
    </style:style>
    <style:style style:name="P95" style:family="paragraph">
      <loext:graphic-properties draw:fill-color="#f58220"/>
    </style:style>
    <style:style style:name="T1" style:family="text">
      <style:text-properties officeooo:rsid="0020ca7a"/>
    </style:style>
    <style:style style:name="T2" style:family="text">
      <style:text-properties officeooo:rsid="00219bc2"/>
    </style:style>
    <style:style style:name="T3" style:family="text">
      <style:text-properties officeooo:rsid="0022cb61"/>
    </style:style>
    <style:style style:name="T4" style:family="text">
      <style:text-properties officeooo:rsid="0025eafc"/>
    </style:style>
    <style:style style:name="T5" style:family="text">
      <style:text-properties officeooo:rsid="00281854"/>
    </style:style>
    <style:style style:name="T6" style:family="text">
      <style:text-properties officeooo:rsid="002caba1"/>
    </style:style>
    <style:style style:name="T7" style:family="text">
      <style:text-properties fo:font-weight="normal" officeooo:rsid="002caba1" style:font-weight-asian="normal" style:font-weight-complex="normal"/>
    </style:style>
    <style:style style:name="T8" style:family="text">
      <style:text-properties fo:font-weight="normal" officeooo:rsid="0030c32c" style:font-weight-asian="normal" style:font-weight-complex="normal"/>
    </style:style>
    <style:style style:name="T9" style:family="text">
      <style:text-properties fo:font-weight="normal" officeooo:rsid="00315b6b" style:font-weight-asian="normal" style:font-weight-complex="normal"/>
    </style:style>
    <style:style style:name="T10" style:family="text">
      <style:text-properties fo:font-weight="normal" officeooo:rsid="0032efcf" style:font-weight-asian="normal" style:font-weight-complex="normal"/>
    </style:style>
    <style:style style:name="T11" style:family="text">
      <style:text-properties fo:font-weight="normal" officeooo:rsid="00335e58" style:font-weight-asian="normal" style:font-weight-complex="normal"/>
    </style:style>
    <style:style style:name="T12" style:family="text">
      <style:text-properties fo:font-weight="normal" officeooo:rsid="0033f0df" style:font-weight-asian="normal" style:font-weight-complex="normal"/>
    </style:style>
    <style:style style:name="T13" style:family="text">
      <style:text-properties fo:font-weight="normal" officeooo:rsid="0067019e" style:font-weight-asian="normal" style:font-weight-complex="normal"/>
    </style:style>
    <style:style style:name="T14" style:family="text">
      <style:text-properties officeooo:rsid="003807aa"/>
    </style:style>
    <style:style style:name="T15" style:family="text">
      <style:text-properties officeooo:rsid="00382070"/>
    </style:style>
    <style:style style:name="T16" style:family="text">
      <style:text-properties officeooo:rsid="00392c6a"/>
    </style:style>
    <style:style style:name="T17" style:family="text">
      <style:text-properties officeooo:rsid="003a22b9"/>
    </style:style>
    <style:style style:name="T18" style:family="text">
      <style:text-properties officeooo:rsid="003df6e1"/>
    </style:style>
    <style:style style:name="T19" style:family="text">
      <style:text-properties officeooo:rsid="003f28f6"/>
    </style:style>
    <style:style style:name="T20" style:family="text">
      <style:text-properties officeooo:rsid="00405034"/>
    </style:style>
    <style:style style:name="T21" style:family="text">
      <style:text-properties officeooo:rsid="004053e5"/>
    </style:style>
    <style:style style:name="T22"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T23" style:family="text">
      <style:text-properties fo:font-size="14pt" style:text-underline-style="solid" style:text-underline-width="auto" style:text-underline-color="font-color" fo:font-weight="bold" officeooo:rsid="001f0f7e" style:font-size-asian="14pt" style:font-weight-asian="bold" style:font-size-complex="14pt" style:font-weight-complex="bold"/>
    </style:style>
    <style:style style:name="T24" style:family="text">
      <style:text-properties fo:font-size="14pt" style:text-underline-style="solid" style:text-underline-width="auto" style:text-underline-color="font-color" fo:font-weight="bold" officeooo:rsid="005f278a" style:font-size-asian="14pt" style:font-weight-asian="bold" style:font-size-complex="14pt" style:font-weight-complex="bold"/>
    </style:style>
    <style:style style:name="T25" style:family="text">
      <style:text-properties fo:font-size="14pt" style:text-underline-style="solid" style:text-underline-width="auto" style:text-underline-color="font-color" fo:font-weight="bold" officeooo:rsid="00648653" style:font-size-asian="14pt" style:font-weight-asian="bold" style:font-size-complex="14pt" style:font-weight-complex="bold"/>
    </style:style>
    <style:style style:name="T26" style:family="text">
      <style:text-properties fo:font-size="14pt" fo:font-weight="bold" style:font-size-asian="14pt" style:font-weight-asian="bold" style:font-size-complex="14pt" style:font-weight-complex="bold"/>
    </style:style>
    <style:style style:name="T27" style:family="text">
      <style:text-properties fo:font-size="14pt" style:font-size-asian="14pt" style:font-size-complex="14pt"/>
    </style:style>
    <style:style style:name="T28" style:family="text">
      <style:text-properties fo:font-size="14pt" officeooo:rsid="006244ff" style:font-size-asian="14pt" style:font-size-complex="14pt"/>
    </style:style>
    <style:style style:name="T29" style:family="text">
      <style:text-properties fo:font-size="14pt" officeooo:rsid="006466db" style:font-size-asian="14pt" style:font-size-complex="14pt"/>
    </style:style>
    <style:style style:name="T30" style:family="text">
      <style:text-properties officeooo:rsid="00449691"/>
    </style:style>
    <style:style style:name="T31" style:family="text">
      <style:text-properties officeooo:rsid="00465744"/>
    </style:style>
    <style:style style:name="T32" style:family="text">
      <style:text-properties officeooo:rsid="0048fc3f"/>
    </style:style>
    <style:style style:name="T33" style:family="text">
      <style:text-properties officeooo:rsid="00495a63"/>
    </style:style>
    <style:style style:name="T34" style:family="text">
      <style:text-properties officeooo:rsid="004b49d5"/>
    </style:style>
    <style:style style:name="T35" style:family="text">
      <style:text-properties officeooo:rsid="004b6d49"/>
    </style:style>
    <style:style style:name="T36" style:family="text">
      <style:text-properties officeooo:rsid="001c2d07"/>
    </style:style>
    <style:style style:name="T37" style:family="text">
      <style:text-properties officeooo:rsid="001b4c16"/>
    </style:style>
    <style:style style:name="T38" style:family="text">
      <style:text-properties fo:font-weight="bold" style:font-weight-asian="bold" style:font-weight-complex="bold"/>
    </style:style>
    <style:style style:name="T39" style:family="text">
      <style:text-properties fo:font-weight="bold" officeooo:rsid="00198f4e" style:font-weight-asian="bold" style:font-weight-complex="bold"/>
    </style:style>
    <style:style style:name="T40" style:family="text">
      <style:text-properties fo:font-weight="bold" officeooo:rsid="00258f38" style:font-weight-asian="bold" style:font-weight-complex="bold"/>
    </style:style>
    <style:style style:name="T41" style:family="text">
      <style:text-properties fo:font-weight="bold" officeooo:rsid="006c0713" style:font-weight-asian="bold" style:font-weight-complex="bold"/>
    </style:style>
    <style:style style:name="T42" style:family="text">
      <style:text-properties officeooo:rsid="0019ebe3"/>
    </style:style>
    <style:style style:name="T43" style:family="text">
      <style:text-properties officeooo:rsid="002d9dbc"/>
    </style:style>
    <style:style style:name="T44" style:family="text">
      <style:text-properties officeooo:rsid="00198f4e"/>
    </style:style>
    <style:style style:name="T45" style:family="text">
      <style:text-properties officeooo:rsid="0020b6b2"/>
    </style:style>
    <style:style style:name="T46" style:family="text">
      <style:text-properties officeooo:rsid="00227dc4"/>
    </style:style>
    <style:style style:name="T47" style:family="text">
      <style:text-properties officeooo:rsid="00231661"/>
    </style:style>
    <style:style style:name="T48" style:family="text">
      <style:text-properties style:text-underline-style="solid" style:text-underline-width="auto" style:text-underline-color="font-color"/>
    </style:style>
    <style:style style:name="T49" style:family="text">
      <style:text-properties style:text-underline-style="none"/>
    </style:style>
    <style:style style:name="T50" style:family="text">
      <style:text-properties style:text-underline-style="none" officeooo:rsid="00290522"/>
    </style:style>
    <style:style style:name="T51" style:family="text">
      <style:text-properties style:text-underline-style="none" officeooo:rsid="002d9dbc"/>
    </style:style>
    <style:style style:name="T52" style:family="text">
      <style:text-properties style:text-underline-style="none" fo:font-weight="bold" style:font-weight-asian="bold" style:font-weight-complex="bold"/>
    </style:style>
    <style:style style:name="T53" style:family="text">
      <style:text-properties style:text-underline-style="none" officeooo:rsid="002e6579"/>
    </style:style>
    <style:style style:name="T54" style:family="text">
      <style:text-properties style:text-underline-style="none" officeooo:rsid="006c0713"/>
    </style:style>
    <style:style style:name="T55" style:family="text">
      <style:text-properties style:text-underline-style="none" officeooo:rsid="006d8dc1"/>
    </style:style>
    <style:style style:name="T56" style:family="text">
      <style:text-properties officeooo:rsid="002e6579"/>
    </style:style>
    <style:style style:name="T57" style:family="text">
      <style:text-properties officeooo:rsid="004e8b38"/>
    </style:style>
    <style:style style:name="T58" style:family="text">
      <style:text-properties officeooo:rsid="00535462"/>
    </style:style>
    <style:style style:name="T59" style:family="text">
      <style:text-properties officeooo:rsid="00550380"/>
    </style:style>
    <style:style style:name="T60" style:family="text">
      <style:text-properties officeooo:rsid="005546f1"/>
    </style:style>
    <style:style style:name="T61" style:family="text">
      <style:text-properties officeooo:rsid="00574508"/>
    </style:style>
    <style:style style:name="T62" style:family="text">
      <style:text-properties officeooo:rsid="0057aed7"/>
    </style:style>
    <style:style style:name="T63" style:family="text">
      <style:text-properties officeooo:rsid="005920ff"/>
    </style:style>
    <style:style style:name="T64" style:family="text">
      <style:text-properties officeooo:rsid="005abdbb"/>
    </style:style>
    <style:style style:name="T65" style:family="text">
      <style:text-properties officeooo:rsid="00224092"/>
    </style:style>
    <style:style style:name="T66" style:family="text">
      <style:text-properties officeooo:rsid="0021a915"/>
    </style:style>
    <style:style style:name="T67" style:family="text">
      <style:text-properties fo:font-style="normal" style:text-underline-style="solid" style:text-underline-width="auto" style:text-underline-color="font-color" style:font-style-asian="normal" style:font-style-complex="normal"/>
    </style:style>
    <style:style style:name="T68" style:family="text">
      <style:text-properties officeooo:rsid="001d313b"/>
    </style:style>
    <style:style style:name="T69" style:family="text">
      <style:text-properties officeooo:rsid="001d6305"/>
    </style:style>
    <style:style style:name="T70" style:family="text">
      <style:text-properties officeooo:rsid="00233fd4"/>
    </style:style>
    <style:style style:name="T71" style:family="text">
      <style:text-properties officeooo:rsid="006244ff"/>
    </style:style>
    <style:style style:name="T72" style:family="text">
      <style:text-properties officeooo:rsid="006392d4"/>
    </style:style>
    <style:style style:name="T73" style:family="text">
      <style:text-properties officeooo:rsid="00648653"/>
    </style:style>
    <style:style style:name="T74" style:family="text">
      <style:text-properties officeooo:rsid="00655590"/>
    </style:style>
    <style:style style:name="T75" style:family="text">
      <style:text-properties officeooo:rsid="00682a62"/>
    </style:style>
    <style:style style:name="T76" style:family="text">
      <style:text-properties officeooo:rsid="006a14d8"/>
    </style:style>
    <style:style style:name="T77" style:family="text">
      <style:text-properties officeooo:rsid="006c0713"/>
    </style:style>
    <style:style style:name="T78" style:family="text">
      <style:text-properties officeooo:rsid="0070907d"/>
    </style:style>
    <style:style style:name="T79" style:family="text">
      <style:text-properties fo:font-variant="normal" fo:text-transform="none" fo:color="#222222" style:font-name="arial" fo:font-size="12pt" fo:letter-spacing="normal" fo:font-style="normal"/>
    </style:style>
    <style:style style:name="T80" style:family="text">
      <style:text-properties fo:font-variant="normal" fo:text-transform="none" fo:color="#222222" style:font-name="arial" fo:font-size="12pt" fo:letter-spacing="normal" fo:font-style="normal" officeooo:rsid="0072d5f2"/>
    </style:style>
    <style:style style:name="T81" style:family="text">
      <style:text-properties officeooo:rsid="006a01f9" style:font-weight-asian="normal" style:font-weight-complex="normal"/>
    </style:style>
    <style:style style:name="T82" style:family="text">
      <style:text-properties officeooo:rsid="0072d5f2" style:font-weight-asian="normal" style:font-weight-complex="normal"/>
    </style:style>
    <style:style style:name="T83" style:family="text">
      <style:text-properties officeooo:rsid="00744739"/>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svg:stroke-color="#000000" draw:fill-color="#21409a" draw:textarea-horizontal-align="justify" draw:textarea-vertical-align="middle" draw:auto-grow-height="false" fo:min-height="0.767cm" fo:min-width="0.76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000000" draw:fill-color="#f58220" draw:textarea-horizontal-align="justify" draw:textarea-vertical-align="middle" draw:auto-grow-height="false" fo:min-height="0.767cm" fo:min-width="0.76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000000" draw:fill-color="#fff200" draw:textarea-horizontal-align="justify" draw:textarea-vertical-align="middle" draw:auto-grow-height="false" fo:min-height="0.767cm" fo:min-width="0.76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color="#000000" draw:fill-color="#ffffff" draw:textarea-horizontal-align="justify" draw:textarea-vertical-align="middle" draw:auto-grow-height="false" fo:min-height="0.767cm" fo:min-width="0.76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color="#000000" draw:fill-color="#ed1c24" draw:textarea-horizontal-align="justify" draw:textarea-vertical-align="middle" draw:auto-grow-height="false" fo:min-height="0.767cm" fo:min-width="0.76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color="#000000" draw:marker-end="Fin_20_de_20_línea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fill-color="#407927" draw:textarea-horizontal-align="justify" draw:textarea-vertical-align="middle" draw:auto-grow-height="false" fo:min-height="1.312cm" fo:min-width="1.31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fill-color="#ffffff" draw:textarea-horizontal-align="justify" draw:textarea-vertical-align="middle" draw:auto-grow-height="false" fo:min-height="1.312cm" fo:min-width="1.31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svg:stroke-color="#000000"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svg:stroke-color="#000000" draw:fill-color="#ffffff" draw:textarea-horizontal-align="justify" draw:textarea-vertical-align="middle" draw:auto-grow-height="false" fo:min-height="0.531cm" fo:min-width="0.53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solid" svg:stroke-width="0.106cm" svg:stroke-color="#000000" draw:marker-start-width="0.512cm" draw:marker-end-width="0.512cm" draw:fill-color="#ffffff" draw:textarea-horizontal-align="justify" draw:textarea-vertical-align="middle" draw:auto-grow-height="false" fo:min-height="0.531cm" fo:min-width="0.531cm" fo:padding-top="0.053cm" fo:padding-bottom="0.053cm" fo:padding-left="0.053cm" fo:padding-right="0.05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svg:stroke-color="#000000" draw:fill-color="#407927" draw:textarea-horizontal-align="justify" draw:textarea-vertical-align="middle" draw:auto-grow-height="false" fo:min-height="0.531cm" fo:min-width="0.53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svg:stroke-width="0.106cm" svg:stroke-color="#000000" draw:marker-start-width="0.512cm" draw:marker-end-width="0.512cm" draw:fill-color="#ffffff" draw:textarea-horizontal-align="justify" draw:textarea-vertical-align="middle" draw:auto-grow-height="false" fo:min-height="0.425cm" fo:min-width="0.425cm" fo:padding-top="0.053cm" fo:padding-bottom="0.053cm" fo:padding-left="0.053cm" fo:padding-right="0.05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svg:stroke-width="0.106cm" svg:stroke-color="#000000" draw:marker-start-width="0.512cm" draw:marker-end-width="0.512cm" draw:fill-color="#407927" draw:textarea-horizontal-align="justify" draw:textarea-vertical-align="middle" draw:auto-grow-height="false" fo:min-height="0.425cm" fo:min-width="0.425cm" fo:padding-top="0.053cm" fo:padding-bottom="0.053cm" fo:padding-left="0.053cm" fo:padding-right="0.05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svg:stroke-color="#ffffff" draw:fill-color="#ed1c24" draw:textarea-horizontal-align="justify" draw:textarea-vertical-align="middle" draw:auto-grow-height="false" fo:min-height="0.233cm" fo:min-width="1.3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svg:stroke-width="0.106cm" svg:stroke-color="#000000" draw:marker-start-width="0.512cm" draw:marker-end-width="0.512cm" draw:fill-color="#5e8ac7" draw:textarea-horizontal-align="justify" draw:textarea-vertical-align="middle" draw:auto-grow-height="false" fo:min-height="0.425cm" fo:min-width="0.425cm" fo:padding-top="0.053cm" fo:padding-bottom="0.053cm" fo:padding-left="0.053cm" fo:padding-right="0.05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svg:stroke-color="#000000" draw:fill-color="#87d1d1" draw:textarea-horizontal-align="justify" draw:textarea-vertical-align="middle" draw:auto-grow-height="false" fo:min-height="1.591cm" fo:min-width="1.59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svg:stroke-color="#000000" draw:fill-color="#21409a" draw:textarea-horizontal-align="justify" draw:textarea-vertical-align="middle" draw:auto-grow-height="false" fo:min-height="0.459cm" fo:min-width="0.45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svg:stroke-color="#000000" draw:fill-color="#fff200" draw:textarea-horizontal-align="justify" draw:textarea-vertical-align="middle" draw:auto-grow-height="false" fo:min-height="0.459cm" fo:min-width="0.45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svg:stroke-color="#ffffff" draw:fill-color="#666666" draw:textarea-horizontal-align="justify" draw:textarea-vertical-align="middle" draw:auto-grow-height="false" fo:min-height="0.212cm" fo:min-width="2.63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svg:stroke-color="#ffffff" draw:fill-color="#666666" draw:textarea-horizontal-align="justify" draw:textarea-vertical-align="middle" draw:auto-grow-height="false" fo:min-height="0.199cm" fo:min-width="2.52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svg:stroke-color="#000000" draw:textarea-horizontal-align="justify" draw:textarea-vertical-align="middle" draw:auto-grow-height="false" fo:min-height="0.506cm" fo:min-width="0.50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svg:stroke-color="#000000" draw:fill-color="#5c2d91" draw:textarea-horizontal-align="justify" draw:textarea-vertical-align="middle" draw:auto-grow-height="false" fo:min-height="0.938cm" fo:min-width="0.9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svg:stroke-color="#000000" draw:fill-color="#ed1c24" draw:textarea-horizontal-align="justify" draw:textarea-vertical-align="middle" draw:auto-grow-height="false" fo:min-height="0.938cm" fo:min-width="0.9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svg:stroke-color="#000000" draw:fill-color="#f58220" draw:textarea-horizontal-align="justify" draw:textarea-vertical-align="middle" draw:auto-grow-height="false" fo:min-height="0.938cm" fo:min-width="0.94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TRABAJO PRACTICO GRUPAL DE:</text:p>
      <text:p text:style-name="P42"/>
      <text:p text:style-name="P42"/>
      <text:p text:style-name="P69">Algoritmos</text:p>
      <text:p text:style-name="P69">y </text:p>
      <text:p text:style-name="P69">Programacion</text:p>
      <text:p text:style-name="P70">2</text:p>
      <text:p text:style-name="P42"/>
      <text:p text:style-name="P42"/>
      <text:p text:style-name="P59"><text:span text:style-name="T26">Cátedra:</text:span><text:span text:style-name="T27"> P. Calvo</text:span></text:p>
      <text:p text:style-name="P42"/>
      <text:p text:style-name="P42"/>
      <text:p text:style-name="P59"><text:span text:style-name="T26">Nombre del grupo:</text:span><text:span text:style-name="T27"> Punto y Coma (;</text:span><text:span text:style-name="T28">)</text:span></text:p>
      <text:p text:style-name="P42"/>
      <text:p text:style-name="P42"/>
      <text:p text:style-name="P60"><text:span text:style-name="T26">Tema:</text:span><text:span text:style-name="T27"> Juego de la Vida 2.</text:span><text:span text:style-name="T29">5</text:span></text:p>
      <text:p text:style-name="P42"/>
      <text:p text:style-name="P42"/>
      <text:p text:style-name="P45">Integrantes: </text:p>
      <text:p text:style-name="P42"/>
      <text:p text:style-name="P42"><text:tab/>* <text:span text:style-name="T72">Altamirano, Giuliana (100012)</text:span></text:p>
      <text:p text:style-name="P43"><text:tab/>* <text:span text:style-name="T72">Couce, Santiago (100318)</text:span></text:p>
      <text:p text:style-name="P42"><text:tab/>* <text:span text:style-name="T72">Perez Freire, Sol (98618)</text:span></text:p>
      <text:p text:style-name="P42"><text:tab/>* <text:span text:style-name="T71">Valeriano, Juan Gabriel (97099)</text:span></text:p>
      <text:p text:style-name="P42"/>
      <text:p text:style-name="P42"/>
      <text:p text:style-name="P59"><text:span text:style-name="T26">Año:</text:span><text:span text:style-name="T27"> 2018</text:span></text:p>
      <text:p text:style-name="P44"/>
      <text:p text:style-name="P44"/>
      <text:p text:style-name="P74"/>
      <text:p text:style-name="P4"><text:soft-page-break/><text:span text:style-name="T24">In</text:span><text:span text:style-name="T22">forme TP</text:span><text:span text:style-name="T25">3</text:span><text:span text:style-name="T22"> “El juego de la vida </text:span><text:span text:style-name="T23">V</text:span><text:span text:style-name="T25">2</text:span><text:span text:style-name="T22">.</text:span><text:span text:style-name="T25">5</text:span><text:span text:style-name="T22">”.</text:span></text:p>
      <text:p text:style-name="P1"/>
      <text:p text:style-name="P12">Acción n°1: Extraer los datos de importancia del enunciado.</text:p>
      <text:p text:style-name="P1"/>
      <text:p text:style-name="P13"><text:tab/><text:span text:style-name="T1">Para la ejecución del programa se usaran varios tableros conectados por portales que contendrán células vivas o muertas.</text:span></text:p>
      <text:p text:style-name="P14"/>
      <text:p text:style-name="P14"><draw:custom-shape text:anchor-type="paragraph" draw:z-index="0" draw:name="Forma1" draw:style-name="gr1" draw:text-style-name="P82" svg:width="0.768cm" svg:height="0.768cm" svg:x="0.219cm" svg:y="0.323cm"><text:p/><draw:enhanced-geometry svg:viewBox="0 0 21600 21600" draw:type="rectangle" draw:enhanced-path="M 0 0 L 21600 0 21600 21600 0 21600 0 0 Z N"/></draw:custom-shape><draw:custom-shape text:anchor-type="paragraph" draw:z-index="1" draw:name="Forma1" draw:style-name="gr2" draw:text-style-name="P83" svg:width="0.768cm" svg:height="0.768cm" svg:x="0.986cm" svg:y="0.323cm"><text:p/><draw:enhanced-geometry svg:viewBox="0 0 21600 21600" draw:type="rectangle" draw:enhanced-path="M 0 0 L 21600 0 21600 21600 0 21600 0 0 Z N"/></draw:custom-shape><draw:custom-shape text:anchor-type="paragraph" draw:z-index="2" draw:name="Forma1" draw:style-name="gr2" draw:text-style-name="P83" svg:width="0.768cm" svg:height="0.768cm" svg:x="1.753cm" svg:y="0.323cm"><text:p/><draw:enhanced-geometry svg:viewBox="0 0 21600 21600" draw:type="rectangle" draw:enhanced-path="M 0 0 L 21600 0 21600 21600 0 21600 0 0 Z N"/></draw:custom-shape></text:p>
      <text:p text:style-name="P15"/>
      <text:p text:style-name="P15"><draw:custom-shape text:anchor-type="paragraph" draw:z-index="6" draw:name="Forma1" draw:style-name="gr1" draw:text-style-name="P82" svg:width="0.768cm" svg:height="0.768cm" svg:x="0.219cm" svg:y="0.116cm"><text:p/><draw:enhanced-geometry svg:viewBox="0 0 21600 21600" draw:type="rectangle" draw:enhanced-path="M 0 0 L 21600 0 21600 21600 0 21600 0 0 Z N"/></draw:custom-shape><draw:custom-shape text:anchor-type="paragraph" draw:z-index="7" draw:name="Forma1" draw:style-name="gr4" draw:text-style-name="P85" svg:width="0.768cm" svg:height="0.768cm" svg:x="0.986cm" svg:y="0.116cm"><text:p/><draw:enhanced-geometry svg:viewBox="0 0 21600 21600" draw:type="rectangle" draw:enhanced-path="M 0 0 L 21600 0 21600 21600 0 21600 0 0 Z N"/></draw:custom-shape><draw:custom-shape text:anchor-type="paragraph" draw:z-index="8" draw:name="Forma1" draw:style-name="gr5" draw:text-style-name="P86" svg:width="0.768cm" svg:height="0.768cm" svg:x="1.753cm" svg:y="0.116cm"><text:p/><draw:enhanced-geometry svg:viewBox="0 0 21600 21600" draw:type="rectangle" draw:enhanced-path="M 0 0 L 21600 0 21600 21600 0 21600 0 0 Z N"/></draw:custom-shape><draw:line text:anchor-type="paragraph" draw:z-index="9" draw:name="Forma2" draw:style-name="gr6" draw:text-style-name="P87" svg:x1="2.173cm" svg:y1="0.588cm" svg:x2="4.842cm" svg:y2="0.235cm"><text:p/></draw:line><text:tab/><text:tab/><text:tab/><text:tab/><text:span text:style-name="T2">Parcela</text:span></text:p>
      <text:p text:style-name="P15"><draw:custom-shape text:anchor-type="paragraph" draw:z-index="3" draw:name="Forma1" draw:style-name="gr3" draw:text-style-name="P84" svg:width="0.768cm" svg:height="0.768cm" svg:x="0.219cm" svg:y="0.397cm"><text:p/><draw:enhanced-geometry svg:viewBox="0 0 21600 21600" draw:type="rectangle" draw:enhanced-path="M 0 0 L 21600 0 21600 21600 0 21600 0 0 Z N"/></draw:custom-shape><draw:custom-shape text:anchor-type="paragraph" draw:z-index="4" draw:name="Forma1" draw:style-name="gr3" draw:text-style-name="P84" svg:width="0.768cm" svg:height="0.768cm" svg:x="0.986cm" svg:y="0.397cm"><text:p/><draw:enhanced-geometry svg:viewBox="0 0 21600 21600" draw:type="rectangle" draw:enhanced-path="M 0 0 L 21600 0 21600 21600 0 21600 0 0 Z N"/></draw:custom-shape><draw:custom-shape text:anchor-type="paragraph" draw:z-index="5" draw:name="Forma1" draw:style-name="gr4" draw:text-style-name="P85" svg:width="0.768cm" svg:height="0.768cm" svg:x="1.753cm" svg:y="0.397cm"><text:p/><draw:enhanced-geometry svg:viewBox="0 0 21600 21600" draw:type="rectangle" draw:enhanced-path="M 0 0 L 21600 0 21600 21600 0 21600 0 0 Z N"/></draw:custom-shape></text:p>
      <text:p text:style-name="P15"/>
      <text:p text:style-name="P2"/>
      <text:p text:style-name="P15"/>
      <text:p text:style-name="P17">Los tableros serán de un tamaño NxM que se indicara en el archivo de texto inicial.</text:p>
      <text:p text:style-name="P18">Están compuestas por parcelas que tendrán asignadas un color y tasas de mortalidad y natalidad.</text:p>
      <text:p text:style-name="P1"/>
      <text:p text:style-name="P1"><draw:custom-shape text:anchor-type="paragraph" draw:z-index="10" draw:name="Forma3" draw:style-name="gr7" draw:text-style-name="P88" svg:width="1.853cm" svg:height="1.853cm" svg:x="1.212cm" svg:y="0.243cm"><text:p text:style-name="P87">Viva</text:p><text:p text:style-name="P87">100%</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1" draw:name="Forma3" draw:style-name="gr7" draw:text-style-name="P88" svg:width="1.853cm" svg:height="1.853cm" svg:x="4.212cm" svg:y="0.243cm"><text:p text:style-name="P87">Viva</text:p><text:p text:style-name="P87">75%</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2" draw:name="Forma3" draw:style-name="gr7" draw:text-style-name="P88" svg:width="1.853cm" svg:height="1.853cm" svg:x="7.213cm" svg:y="0.243cm"><text:p text:style-name="P87">Viva</text:p><text:p text:style-name="P87">50%</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3" draw:name="Forma3" draw:style-name="gr7" draw:text-style-name="P88" svg:width="1.853cm" svg:height="1.853cm" svg:x="10.213cm" svg:y="0.243cm"><text:p text:style-name="P87">Viva</text:p><text:p text:style-name="P87">25%</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4" draw:name="Forma3" draw:style-name="gr8" draw:text-style-name="P85" svg:width="1.853cm" svg:height="1.853cm" svg:x="13.213cm" svg:y="0.243cm"><text:p text:style-name="P87">Muerta</text:p><text:p text:style-name="P87">0%</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
      <text:p text:style-name="P1"/>
      <text:p text:style-name="P1"/>
      <text:p text:style-name="P1"/>
      <text:p text:style-name="P21">Las células pueden estar vivas o muertas. </text:p>
      <text:p text:style-name="P19"/>
      <text:p text:style-name="P16"><draw:custom-shape text:anchor-type="paragraph" draw:z-index="15" draw:name="Forma1" draw:style-name="gr1" draw:text-style-name="P82" svg:width="0.768cm" svg:height="0.768cm" svg:x="0.219cm" svg:y="0.323cm"><text:p/><draw:enhanced-geometry svg:viewBox="0 0 21600 21600" draw:type="rectangle" draw:enhanced-path="M 0 0 L 21600 0 21600 21600 0 21600 0 0 Z N"/></draw:custom-shape><draw:custom-shape text:anchor-type="paragraph" draw:z-index="16" draw:name="Forma1" draw:style-name="gr2" draw:text-style-name="P83" svg:width="0.768cm" svg:height="0.768cm" svg:x="0.986cm" svg:y="0.323cm"><text:p/><draw:enhanced-geometry svg:viewBox="0 0 21600 21600" draw:type="rectangle" draw:enhanced-path="M 0 0 L 21600 0 21600 21600 0 21600 0 0 Z N"/></draw:custom-shape><draw:custom-shape text:anchor-type="paragraph" draw:z-index="17" draw:name="Forma1" draw:style-name="gr2" draw:text-style-name="P83" svg:width="0.768cm" svg:height="0.768cm" svg:x="1.753cm" svg:y="0.323cm"><text:p/><draw:enhanced-geometry svg:viewBox="0 0 21600 21600" draw:type="rectangle" draw:enhanced-path="M 0 0 L 21600 0 21600 21600 0 21600 0 0 Z N"/></draw:custom-shape><draw:custom-shape text:anchor-type="paragraph" draw:z-index="27" draw:name="Forma1" draw:style-name="gr1" draw:text-style-name="P82" svg:width="0.768cm" svg:height="0.768cm" svg:x="10.22cm" svg:y="0.323cm"><text:p/><draw:enhanced-geometry svg:viewBox="0 0 21600 21600" draw:type="rectangle" draw:enhanced-path="M 0 0 L 21600 0 21600 21600 0 21600 0 0 Z N"/></draw:custom-shape><draw:custom-shape text:anchor-type="paragraph" draw:z-index="28" draw:name="Forma1" draw:style-name="gr2" draw:text-style-name="P83" svg:width="0.768cm" svg:height="0.768cm" svg:x="10.987cm" svg:y="0.323cm"><text:p/><draw:enhanced-geometry svg:viewBox="0 0 21600 21600" draw:type="rectangle" draw:enhanced-path="M 0 0 L 21600 0 21600 21600 0 21600 0 0 Z N"/></draw:custom-shape><draw:custom-shape text:anchor-type="paragraph" draw:z-index="29" draw:name="Forma1" draw:style-name="gr2" draw:text-style-name="P83" svg:width="0.768cm" svg:height="0.768cm" svg:x="11.755cm" svg:y="0.323cm"><text:p/><draw:enhanced-geometry svg:viewBox="0 0 21600 21600" draw:type="rectangle" draw:enhanced-path="M 0 0 L 21600 0 21600 21600 0 21600 0 0 Z N"/></draw:custom-shape></text:p>
      <text:p text:style-name="P16"><text:s text:c="28"/></text:p>
      <text:p text:style-name="P16"><draw:custom-shape text:anchor-type="paragraph" draw:z-index="21" draw:name="Forma1" draw:style-name="gr1" draw:text-style-name="P82" svg:width="0.768cm" svg:height="0.768cm" svg:x="0.219cm" svg:y="0.116cm"><text:p/><draw:enhanced-geometry svg:viewBox="0 0 21600 21600" draw:type="rectangle" draw:enhanced-path="M 0 0 L 21600 0 21600 21600 0 21600 0 0 Z N"/></draw:custom-shape><draw:custom-shape text:anchor-type="paragraph" draw:z-index="22" draw:name="Forma1" draw:style-name="gr4" draw:text-style-name="P85" svg:width="0.768cm" svg:height="0.768cm" svg:x="0.986cm" svg:y="0.116cm"><text:p/><draw:enhanced-geometry svg:viewBox="0 0 21600 21600" draw:type="rectangle" draw:enhanced-path="M 0 0 L 21600 0 21600 21600 0 21600 0 0 Z N"/></draw:custom-shape><draw:custom-shape text:anchor-type="paragraph" draw:z-index="23" draw:name="Forma1" draw:style-name="gr5" draw:text-style-name="P86" svg:width="0.768cm" svg:height="0.768cm" svg:x="1.753cm" svg:y="0.116cm"><text:p/><draw:enhanced-geometry svg:viewBox="0 0 21600 21600" draw:type="rectangle" draw:enhanced-path="M 0 0 L 21600 0 21600 21600 0 21600 0 0 Z N"/></draw:custom-shape><draw:custom-shape text:anchor-type="paragraph" draw:z-index="30" draw:name="Forma1" draw:style-name="gr1" draw:text-style-name="P82" svg:width="0.768cm" svg:height="0.768cm" svg:x="10.22cm" svg:y="0.116cm"><text:p/><draw:enhanced-geometry svg:viewBox="0 0 21600 21600" draw:type="rectangle" draw:enhanced-path="M 0 0 L 21600 0 21600 21600 0 21600 0 0 Z N"/></draw:custom-shape><draw:custom-shape text:anchor-type="paragraph" draw:z-index="31" draw:name="Forma1" draw:style-name="gr4" draw:text-style-name="P85" svg:width="0.768cm" svg:height="0.768cm" svg:x="10.987cm" svg:y="0.116cm"><text:p/><draw:enhanced-geometry svg:viewBox="0 0 21600 21600" draw:type="rectangle" draw:enhanced-path="M 0 0 L 21600 0 21600 21600 0 21600 0 0 Z N"/></draw:custom-shape><draw:custom-shape text:anchor-type="paragraph" draw:z-index="32" draw:name="Forma1" draw:style-name="gr5" draw:text-style-name="P86" svg:width="0.768cm" svg:height="0.768cm" svg:x="11.755cm" svg:y="0.116cm"><text:p/><draw:enhanced-geometry svg:viewBox="0 0 21600 21600" draw:type="rectangle" draw:enhanced-path="M 0 0 L 21600 0 21600 21600 0 21600 0 0 Z N"/></draw:custom-shape><text:s text:c="31"/><text:span text:style-name="T3">Portal Origen-Destino</text:span><text:tab/><text:tab/><text:tab/><text:tab/></text:p>
      <text:p text:style-name="P16"><draw:line text:anchor-type="paragraph" draw:z-index="33" draw:name="Forma5" draw:style-name="gr9" draw:text-style-name="P89" svg:x1="2.15cm" svg:y1="0.231cm" svg:x2="10.594cm" svg:y2="0.981cm"><text:p/></draw:line><draw:custom-shape text:anchor-type="paragraph" draw:z-index="123" draw:name="Forma4" draw:style-name="gr22" svg:width="0.676cm" svg:height="0.675cm" svg:x="5.724cm" svg:y="0.231cm"><text:p/><draw:enhanced-geometry svg:viewBox="0 0 21600 21600" draw:mirror-horizontal="false" draw:mirror-vertical="false"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aw:custom-shape text:anchor-type="paragraph" draw:z-index="18" draw:name="Forma1" draw:style-name="gr3" draw:text-style-name="P84" svg:width="0.768cm" svg:height="0.768cm" svg:x="0.219cm" svg:y="0.397cm"><text:p/><draw:enhanced-geometry svg:viewBox="0 0 21600 21600" draw:type="rectangle" draw:enhanced-path="M 0 0 L 21600 0 21600 21600 0 21600 0 0 Z N"/></draw:custom-shape><draw:custom-shape text:anchor-type="paragraph" draw:z-index="19" draw:name="Forma1" draw:style-name="gr3" draw:text-style-name="P84" svg:width="0.768cm" svg:height="0.768cm" svg:x="0.986cm" svg:y="0.397cm"><text:p/><draw:enhanced-geometry svg:viewBox="0 0 21600 21600" draw:type="rectangle" draw:enhanced-path="M 0 0 L 21600 0 21600 21600 0 21600 0 0 Z N"/></draw:custom-shape><draw:custom-shape text:anchor-type="paragraph" draw:z-index="20" draw:name="Forma1" draw:style-name="gr4" draw:text-style-name="P85" svg:width="0.768cm" svg:height="0.768cm" svg:x="1.753cm" svg:y="0.397cm"><text:p/><draw:enhanced-geometry svg:viewBox="0 0 21600 21600" draw:type="rectangle" draw:enhanced-path="M 0 0 L 21600 0 21600 21600 0 21600 0 0 Z N"/></draw:custom-shape><draw:custom-shape text:anchor-type="paragraph" draw:z-index="24" draw:name="Forma1" draw:style-name="gr3" draw:text-style-name="P84" svg:width="0.768cm" svg:height="0.768cm" svg:x="10.22cm" svg:y="0.397cm"><text:p/><draw:enhanced-geometry svg:viewBox="0 0 21600 21600" draw:type="rectangle" draw:enhanced-path="M 0 0 L 21600 0 21600 21600 0 21600 0 0 Z N"/></draw:custom-shape><draw:custom-shape text:anchor-type="paragraph" draw:z-index="25" draw:name="Forma1" draw:style-name="gr3" draw:text-style-name="P84" svg:width="0.768cm" svg:height="0.768cm" svg:x="10.987cm" svg:y="0.397cm"><text:p/><draw:enhanced-geometry svg:viewBox="0 0 21600 21600" draw:type="rectangle" draw:enhanced-path="M 0 0 L 21600 0 21600 21600 0 21600 0 0 Z N"/></draw:custom-shape><draw:custom-shape text:anchor-type="paragraph" draw:z-index="26" draw:name="Forma1" draw:style-name="gr4" draw:text-style-name="P85" svg:width="0.768cm" svg:height="0.768cm" svg:x="11.755cm" svg:y="0.397cm"><text:p/><draw:enhanced-geometry svg:viewBox="0 0 21600 21600" draw:type="rectangle" draw:enhanced-path="M 0 0 L 21600 0 21600 21600 0 21600 0 0 Z N"/></draw:custom-shape><text:s text:c="37"/></text:p>
      <text:p text:style-name="P16"/>
      <text:p text:style-name="P20"/>
      <text:p text:style-name="P19"/>
      <text:p text:style-name="P22">Los portales se encargan de <text:span text:style-name="T3">conectar los diferentes tableros.</text:span></text:p>
      <text:p text:style-name="P23">Hay tres tipos de portales y dependiendo de cual se trate podrá modificar la<text:span text:style-name="T57">s</text:span> células que <text:span text:style-name="T57">se vean afectadas por</text:span> el mismo.</text:p>
      <text:p text:style-name="P23"/>
      <text:p text:style-name="P25">Las posibles transiciones de la célula de un turno a otro:</text:p>
      <text:p text:style-name="P23"/>
      <text:p text:style-name="P24">El estado de una célula cambiara por la interacción con sus células vecinas y los portales que la incluyan.</text:p>
      <text:p text:style-name="P24"/>
      <text:p text:style-name="P24"><draw:custom-shape text:anchor-type="paragraph" draw:z-index="40" draw:name="Forma3" draw:style-name="gr10" draw:text-style-name="P85" svg:width="0.75cm" svg:height="0.75cm" svg:x="1.221cm" svg:y="0.235cm"><text:p text:style-name="P87">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41" draw:name="Forma3" draw:style-name="gr10" draw:text-style-name="P85" svg:width="0.75cm" svg:height="0.75cm" svg:x="2.221cm" svg:y="0.235cm"><text:p text:style-name="P87">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42" draw:name="Forma3" draw:style-name="gr10" draw:text-style-name="P85" svg:width="0.75cm" svg:height="0.75cm" svg:x="3.221cm" svg:y="0.235cm"><text:p text:style-name="P87">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text:p>
      <text:p text:style-name="P23"/>
      <text:p text:style-name="P23"><draw:custom-shape text:anchor-type="paragraph" draw:z-index="34" draw:name="Forma3" draw:style-name="gr10" draw:text-style-name="P85" svg:width="0.75cm" svg:height="0.75cm" svg:x="1.221cm" svg:y="0.339cm"><text:p text:style-name="P87">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35" draw:name="Forma3" draw:style-name="gr11" draw:text-style-name="P85" svg:width="0.75cm" svg:height="0.75cm" svg:x="2.221cm" svg:y="0.339cm"><text:p text:style-name="P87">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36" draw:name="Forma3" draw:style-name="gr10" draw:text-style-name="P85" svg:width="0.75cm" svg:height="0.75cm" svg:x="3.221cm" svg:y="0.339cm"><text:p text:style-name="P87">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text:tab/><text:tab/><text:tab/><text:tab/><text:span text:style-name="T4">Una célula puede tener hasta 8 células vecinas en un tablero.</text:span></text:p>
      <text:p text:style-name="P23"/>
      <text:p text:style-name="P23"><draw:custom-shape text:anchor-type="paragraph" draw:z-index="37" draw:name="Forma3" draw:style-name="gr10" draw:text-style-name="P85" svg:width="0.75cm" svg:height="0.75cm" svg:x="1.221cm" svg:y="0.443cm"><text:p text:style-name="P87">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38" draw:name="Forma3" draw:style-name="gr10" draw:text-style-name="P85" svg:width="0.75cm" svg:height="0.75cm" svg:x="2.221cm" svg:y="0.443cm"><text:p text:style-name="P87">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39" draw:name="Forma3" draw:style-name="gr10" draw:text-style-name="P85" svg:width="0.75cm" svg:height="0.75cm" svg:x="3.221cm" svg:y="0.443cm"><text:p text:style-name="P87">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text:p>
      <text:p text:style-name="P1"/>
      <text:p text:style-name="P12"/>
      <text:p text:style-name="P12"/>
      <text:p text:style-name="P27"><draw:custom-shape text:anchor-type="paragraph" draw:z-index="43" draw:name="Forma3" draw:style-name="gr12" draw:text-style-name="P88" svg:width="0.75cm" svg:height="0.75cm" svg:x="1.221cm" svg:y="0.178cm"><text:p text:style-name="P87">V</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44" draw:name="Forma3" draw:style-name="gr10" draw:text-style-name="P85" svg:width="0.75cm" svg:height="0.75cm" svg:x="2.221cm" svg:y="0.178cm"><text:p text:style-name="P87">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45" draw:name="Forma3" draw:style-name="gr10" draw:text-style-name="P85" svg:width="0.75cm" svg:height="0.75cm" svg:x="3.221cm" svg:y="0.178cm"><text:p text:style-name="P87">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46" draw:name="Forma3" draw:style-name="gr10" draw:text-style-name="P85" svg:width="0.75cm" svg:height="0.75cm" svg:x="1.221cm" svg:y="1.178cm"><text:p text:style-name="P87">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47" draw:name="Forma3" draw:style-name="gr13" draw:text-style-name="P85" svg:width="0.75cm" svg:height="0.75cm" svg:x="2.221cm" svg:y="1.178cm"><text:p text:style-name="P87">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48" draw:name="Forma3" draw:style-name="gr10" draw:text-style-name="P85" svg:width="0.75cm" svg:height="0.75cm" svg:x="3.221cm" svg:y="1.178cm"><text:p text:style-name="P87">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49" draw:name="Forma3" draw:style-name="gr10" draw:text-style-name="P85" svg:width="0.75cm" svg:height="0.75cm" svg:x="1.221cm" svg:y="2.178cm"><text:p text:style-name="P87">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50" draw:name="Forma3" draw:style-name="gr12" draw:text-style-name="P88" svg:width="0.75cm" svg:height="0.75cm" svg:x="2.221cm" svg:y="2.178cm"><text:p text:style-name="P87">V</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51" draw:name="Forma3" draw:style-name="gr12" draw:text-style-name="P88" svg:width="0.75cm" svg:height="0.75cm" svg:x="3.221cm" svg:y="2.178cm"><text:p text:style-name="P87">V</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52" draw:name="Forma3" draw:style-name="gr12" draw:text-style-name="P88" svg:width="0.75cm" svg:height="0.75cm" svg:x="6.221cm" svg:y="0.178cm"><text:p text:style-name="P87">V</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53" draw:name="Forma3" draw:style-name="gr10" draw:text-style-name="P85" svg:width="0.75cm" svg:height="0.75cm" svg:x="7.221cm" svg:y="0.178cm"><text:p text:style-name="P87">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54" draw:name="Forma3" draw:style-name="gr10" draw:text-style-name="P85" svg:width="0.75cm" svg:height="0.75cm" svg:x="8.221cm" svg:y="0.178cm"><text:p text:style-name="P87">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55" draw:name="Forma3" draw:style-name="gr10" draw:text-style-name="P85" svg:width="0.75cm" svg:height="0.75cm" svg:x="6.221cm" svg:y="1.178cm"><text:p text:style-name="P87">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56" draw:name="Forma3" draw:style-name="gr14" draw:text-style-name="P88" svg:width="0.75cm" svg:height="0.75cm" svg:x="7.221cm" svg:y="1.178cm"><text:p text:style-name="P87">V</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57" draw:name="Forma3" draw:style-name="gr10" draw:text-style-name="P85" svg:width="0.75cm" svg:height="0.75cm" svg:x="8.221cm" svg:y="1.178cm"><text:p text:style-name="P87">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58" draw:name="Forma3" draw:style-name="gr10" draw:text-style-name="P85" svg:width="0.75cm" svg:height="0.75cm" svg:x="6.221cm" svg:y="2.178cm"><text:p text:style-name="P87">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59" draw:name="Forma3" draw:style-name="gr12" draw:text-style-name="P88" svg:width="0.75cm" svg:height="0.75cm" svg:x="7.221cm" svg:y="2.178cm"><text:p text:style-name="P87">V</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60" draw:name="Forma3" draw:style-name="gr12" draw:text-style-name="P88" svg:width="0.75cm" svg:height="0.75cm" svg:x="8.221cm" svg:y="2.178cm"><text:p text:style-name="P87">V</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text:p>
      <text:p text:style-name="P27"><text:tab/><text:tab/><text:tab/><text:tab/><text:tab/><text:tab/><text:tab/><text:tab/><text:span text:style-name="T5">Una célula muerta(M) con exactamente</text:span></text:p>
      <text:p text:style-name="P27"><draw:custom-shape text:anchor-type="paragraph" draw:z-index="61" draw:name="Forma6" draw:style-name="gr15" draw:text-style-name="P90" svg:width="1.588cm" svg:height="0.463cm" svg:x="4.288cm" svg:y="0.416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tab/><text:tab/><text:tab/><text:tab/><text:tab/><text:tab/><text:tab/><text:tab/><text:span text:style-name="T5">3 células vecinas vivas nacerá en el</text:span></text:p>
      <text:p text:style-name="P27"><text:tab/><text:tab/><text:tab/><text:tab/><text:tab/><text:tab/><text:tab/><text:tab/>próximo<text:span text:style-name="T5"> turno.</text:span></text:p>
      <text:p text:style-name="P12"><draw:custom-shape text:anchor-type="paragraph" draw:z-index="80" draw:name="Forma6" draw:style-name="gr15" draw:text-style-name="P90" svg:width="1.588cm" svg:height="0.463cm" svg:x="4.288cm" svg:y="5.442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79" draw:name="Forma3" draw:style-name="gr10" draw:text-style-name="P85" svg:width="0.75cm" svg:height="0.75cm" svg:x="8.221cm" svg:y="6.179cm"><text:p text:style-name="P87">?</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78" draw:name="Forma3" draw:style-name="gr10" draw:text-style-name="P85" svg:width="0.75cm" svg:height="0.75cm" svg:x="7.221cm" svg:y="6.179cm"><text:p text:style-name="P87">?</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77" draw:name="Forma3" draw:style-name="gr10" draw:text-style-name="P85" svg:width="0.75cm" svg:height="0.75cm" svg:x="6.221cm" svg:y="6.179cm"><text:p text:style-name="P87">?</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76" draw:name="Forma3" draw:style-name="gr10" draw:text-style-name="P85" svg:width="0.75cm" svg:height="0.75cm" svg:x="8.221cm" svg:y="5.179cm"><text:p text:style-name="P87">?</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75" draw:name="Forma3" draw:style-name="gr13" draw:text-style-name="P85" svg:width="0.75cm" svg:height="0.75cm" svg:x="7.221cm" svg:y="5.179cm"><text:p text:style-name="P87">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74" draw:name="Forma3" draw:style-name="gr10" draw:text-style-name="P85" svg:width="0.75cm" svg:height="0.75cm" svg:x="6.221cm" svg:y="5.179cm"><text:p text:style-name="P87">?</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73" draw:name="Forma3" draw:style-name="gr10" draw:text-style-name="P85" svg:width="0.75cm" svg:height="0.75cm" svg:x="8.221cm" svg:y="4.179cm"><text:p text:style-name="P87">?</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72" draw:name="Forma3" draw:style-name="gr10" draw:text-style-name="P85" svg:width="0.75cm" svg:height="0.75cm" svg:x="7.221cm" svg:y="4.179cm"><text:p text:style-name="P87">?</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71" draw:name="Forma3" draw:style-name="gr10" draw:text-style-name="P85" svg:width="0.75cm" svg:height="0.75cm" svg:x="6.221cm" svg:y="4.179cm"><text:p text:style-name="P87">?</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70" draw:name="Forma3" draw:style-name="gr10" draw:text-style-name="P85" svg:width="0.75cm" svg:height="0.75cm" svg:x="3.221cm" svg:y="6.179cm"><text:p text:style-name="P87">?</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69" draw:name="Forma3" draw:style-name="gr10" draw:text-style-name="P85" svg:width="0.75cm" svg:height="0.75cm" svg:x="2.221cm" svg:y="6.179cm"><text:p text:style-name="P87">?</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68" draw:name="Forma3" draw:style-name="gr10" draw:text-style-name="P85" svg:width="0.75cm" svg:height="0.75cm" svg:x="1.221cm" svg:y="6.179cm"><text:p text:style-name="P87">?</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67" draw:name="Forma3" draw:style-name="gr10" draw:text-style-name="P85" svg:width="0.75cm" svg:height="0.75cm" svg:x="3.221cm" svg:y="5.179cm"><text:p text:style-name="P87">?</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66" draw:name="Forma3" draw:style-name="gr16" draw:text-style-name="P91" svg:width="0.75cm" svg:height="0.75cm" svg:x="2.221cm" svg:y="5.179cm"><text:p text:style-name="P87">?</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65" draw:name="Forma3" draw:style-name="gr10" draw:text-style-name="P85" svg:width="0.75cm" svg:height="0.75cm" svg:x="1.221cm" svg:y="5.179cm"><text:p text:style-name="P87">?</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64" draw:name="Forma3" draw:style-name="gr10" draw:text-style-name="P85" svg:width="0.75cm" svg:height="0.75cm" svg:x="3.221cm" svg:y="4.179cm"><text:p text:style-name="P87">?</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63" draw:name="Forma3" draw:style-name="gr10" draw:text-style-name="P85" svg:width="0.75cm" svg:height="0.75cm" svg:x="2.221cm" svg:y="4.179cm"><text:p text:style-name="P87">?</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62" draw:name="Forma3" draw:style-name="gr10" draw:text-style-name="P85" svg:width="0.75cm" svg:height="0.75cm" svg:x="1.221cm" svg:y="4.179cm"><text:p text:style-name="P87">?</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text:soft-page-break/></text:p>
      <text:p text:style-name="P27"/>
      <text:p text:style-name="P27"><text:tab/><text:tab/><text:tab/><text:tab/><text:tab/><text:tab/><text:tab/><text:tab/><text:span text:style-name="T6">Una célula viva(V) con 2 o 3 células <text:tab/><text:tab/><text:tab/><text:tab/><text:tab/><text:tab/><text:tab/><text:tab/>vecinas vivas no modificara su estado <text:tab/><text:tab/><text:tab/><text:tab/><text:tab/><text:tab/><text:tab/><text:tab/>para el próximo turno.</text:span></text:p>
      <text:p text:style-name="P12"/>
      <text:p text:style-name="P12"/>
      <text:p text:style-name="P12"/>
      <text:p text:style-name="P12"/>
      <text:p text:style-name="P12"><draw:custom-shape text:anchor-type="paragraph" draw:z-index="104" draw:name="Forma3" draw:style-name="gr12" draw:text-style-name="P88" svg:width="0.75cm" svg:height="0.75cm" svg:x="1.221cm" svg:y="-3.819cm"><text:p text:style-name="P87">V</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05" draw:name="Forma3" draw:style-name="gr10" draw:text-style-name="P85" svg:width="0.75cm" svg:height="0.75cm" svg:x="2.221cm" svg:y="-3.819cm"><text:p text:style-name="P87">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06" draw:name="Forma3" draw:style-name="gr10" draw:text-style-name="P85" svg:width="0.75cm" svg:height="0.75cm" svg:x="3.221cm" svg:y="-3.819cm"><text:p text:style-name="P87">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13" draw:name="Forma3" draw:style-name="gr12" draw:text-style-name="P88" svg:width="0.75cm" svg:height="0.75cm" svg:x="6.221cm" svg:y="-3.819cm"><text:p text:style-name="P87">V</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14" draw:name="Forma3" draw:style-name="gr10" draw:text-style-name="P85" svg:width="0.75cm" svg:height="0.75cm" svg:x="7.221cm" svg:y="-3.819cm"><text:p text:style-name="P87">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15" draw:name="Forma3" draw:style-name="gr10" draw:text-style-name="P85" svg:width="0.75cm" svg:height="0.75cm" svg:x="8.221cm" svg:y="-3.819cm"><text:p text:style-name="P87">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text:p>
      <text:p text:style-name="P12"/>
      <text:p text:style-name="P12"><draw:custom-shape text:anchor-type="paragraph" draw:z-index="107" draw:name="Forma3" draw:style-name="gr10" draw:text-style-name="P85" svg:width="0.75cm" svg:height="0.75cm" svg:x="1.221cm" svg:y="-3.701cm"><text:p text:style-name="P87">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08" draw:name="Forma3" draw:style-name="gr14" draw:text-style-name="P88" svg:width="0.75cm" svg:height="0.75cm" svg:x="2.221cm" svg:y="-3.701cm"><text:p text:style-name="P87">V</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09" draw:name="Forma3" draw:style-name="gr10" draw:text-style-name="P85" svg:width="0.75cm" svg:height="0.75cm" svg:x="3.221cm" svg:y="-3.701cm"><text:p text:style-name="P87">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16" draw:name="Forma3" draw:style-name="gr10" draw:text-style-name="P85" svg:width="0.75cm" svg:height="0.75cm" svg:x="6.221cm" svg:y="-3.701cm"><text:p text:style-name="P87">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17" draw:name="Forma3" draw:style-name="gr14" draw:text-style-name="P88" svg:width="0.75cm" svg:height="0.75cm" svg:x="7.221cm" svg:y="-3.701cm"><text:p text:style-name="P87">V</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18" draw:name="Forma3" draw:style-name="gr10" draw:text-style-name="P85" svg:width="0.75cm" svg:height="0.75cm" svg:x="8.221cm" svg:y="-3.701cm"><text:p text:style-name="P87">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text:tab/><text:tab/><text:tab/><text:tab/><text:tab/><text:tab/><text:tab/><text:tab/><text:span text:style-name="T7">En cualquier</text:span><text:span text:style-name="T8">(?)</text:span><text:span text:style-name="T7"> otro caso la célula muere</text:span></text:p>
      <text:p text:style-name="P29"><draw:custom-shape text:anchor-type="paragraph" draw:z-index="122" draw:name="Forma6" draw:style-name="gr15" draw:text-style-name="P90" svg:width="1.588cm" svg:height="0.463cm" svg:x="4.288cm" svg:y="-3.886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tab/><text:tab/><text:tab/><text:tab/><text:tab/><text:tab/><text:tab/><text:tab/>o permanece muerta para el turno</text:p>
      <text:p text:style-name="P29"><draw:custom-shape text:anchor-type="paragraph" draw:z-index="110" draw:name="Forma3" draw:style-name="gr10" draw:text-style-name="P85" svg:width="0.75cm" svg:height="0.75cm" svg:x="1.221cm" svg:y="-3.597cm"><text:p text:style-name="P87">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11" draw:name="Forma3" draw:style-name="gr12" draw:text-style-name="P88" svg:width="0.75cm" svg:height="0.75cm" svg:x="2.221cm" svg:y="-3.597cm"><text:p text:style-name="P87">V</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12" draw:name="Forma3" draw:style-name="gr10" draw:text-style-name="P85" svg:width="0.75cm" svg:height="0.75cm" svg:x="3.221cm" svg:y="-3.597cm"><text:p text:style-name="P87">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19" draw:name="Forma3" draw:style-name="gr10" draw:text-style-name="P85" svg:width="0.75cm" svg:height="0.75cm" svg:x="6.221cm" svg:y="-3.597cm"><text:p text:style-name="P87">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20" draw:name="Forma3" draw:style-name="gr12" draw:text-style-name="P88" svg:width="0.75cm" svg:height="0.75cm" svg:x="7.221cm" svg:y="-3.597cm"><text:p text:style-name="P87">V</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21" draw:name="Forma3" draw:style-name="gr10" draw:text-style-name="P85" svg:width="0.75cm" svg:height="0.75cm" svg:x="8.221cm" svg:y="-3.597cm"><text:p text:style-name="P87">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text:tab/><text:tab/><text:tab/><text:tab/><text:tab/><text:tab/><text:tab/><text:tab/>siguiente.</text:p>
      <text:p text:style-name="P12"/>
      <text:p text:style-name="P12"><text:tab/><text:tab/><text:tab/><text:tab/><text:tab/><text:tab/><text:tab/></text:p>
      <text:p text:style-name="P12"><draw:custom-shape text:anchor-type="paragraph" draw:z-index="81" draw:name="Forma1" draw:style-name="gr17" draw:text-style-name="P92" svg:width="1.592cm" svg:height="1.592cm" svg:x="5.29cm" svg:y="0.039cm"><text:p/><draw:enhanced-geometry svg:viewBox="0 0 21600 21600" draw:type="rectangle" draw:enhanced-path="M 0 0 L 21600 0 21600 21600 0 21600 0 0 Z N"/></draw:custom-shape><draw:custom-shape text:anchor-type="paragraph" draw:z-index="124" draw:name="Forma1" draw:style-name="gr17" draw:text-style-name="P92" svg:width="1.592cm" svg:height="1.592cm" svg:x="0.289cm" svg:y="0.039cm"><text:p/><draw:enhanced-geometry svg:viewBox="0 0 21600 21600" draw:type="rectangle" draw:enhanced-path="M 0 0 L 21600 0 21600 21600 0 21600 0 0 Z N"/></draw:custom-shape><draw:custom-shape text:anchor-type="paragraph" draw:z-index="126" draw:name="Forma4" draw:style-name="gr23" draw:text-style-name="P94" svg:width="1.253cm" svg:height="1.25cm" svg:x="3.157cm" svg:y="0.176cm"><text:p/><draw:enhanced-geometry svg:viewBox="0 0 21600 21600" draw:mirror-horizontal="false" draw:mirror-vertical="false"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text:p>
      <text:p text:style-name="P12"><draw:custom-shape text:anchor-type="paragraph" draw:z-index="82" draw:name="Forma3" draw:style-name="gr18" draw:text-style-name="P82" svg:width="0.646cm" svg:height="0.646cm" svg:x="5.763cm" svg:y="0.025cm"><text:p text:style-name="P87">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87" draw:name="Forma7" draw:style-name="gr20" draw:text-style-name="P93" svg:width="3.289cm" svg:height="0.421cm" svg:x="2.002cm" svg:y="0.282cm"><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text:anchor-type="paragraph" draw:z-index="125" draw:name="Forma3" draw:style-name="gr18" draw:text-style-name="P82" svg:width="0.646cm" svg:height="0.646cm" svg:x="0.762cm" svg:y="0.025cm"><text:p text:style-name="P87">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text:tab/><text:tab/><text:tab/><text:tab/><text:tab/><text:tab/><text:span text:style-name="T9">En un portal activo </text:span><text:span text:style-name="T11">origen si una célula nace(N) <text:s/></text:span></text:p>
      <text:p text:style-name="P12"><text:tab/><text:tab/><text:tab/><text:tab/><text:tab/><text:tab/><text:span text:style-name="T11">entonces también nace en el portal destino y viceversa. </text:span></text:p>
      <text:p text:style-name="P12"/>
      <text:p text:style-name="P12"/>
      <text:p text:style-name="P12"/>
      <text:p text:style-name="P12"><draw:custom-shape text:anchor-type="paragraph" draw:z-index="83" draw:name="Forma1" draw:style-name="gr17" draw:text-style-name="P92" svg:width="1.592cm" svg:height="1.592cm" svg:x="0.289cm" svg:y="0.09cm"><text:p/><draw:enhanced-geometry svg:viewBox="0 0 21600 21600" draw:type="rectangle" draw:enhanced-path="M 0 0 L 21600 0 21600 21600 0 21600 0 0 Z N"/></draw:custom-shape><draw:custom-shape text:anchor-type="paragraph" draw:z-index="85" draw:name="Forma1" draw:style-name="gr17" draw:text-style-name="P92" svg:width="1.592cm" svg:height="1.592cm" svg:x="5.29cm" svg:y="0.09cm"><text:p/><draw:enhanced-geometry svg:viewBox="0 0 21600 21600" draw:type="rectangle" draw:enhanced-path="M 0 0 L 21600 0 21600 21600 0 21600 0 0 Z N"/></draw:custom-shape><draw:custom-shape text:anchor-type="paragraph" draw:z-index="127" draw:name="Forma4" draw:style-name="gr23" draw:text-style-name="P94" svg:width="1.253cm" svg:height="1.25cm" svg:x="3.069cm" svg:y="0.196cm"><text:p/><draw:enhanced-geometry svg:viewBox="0 0 21600 21600" draw:mirror-horizontal="false" draw:mirror-vertical="false"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text:p>
      <text:p text:style-name="P12"><draw:custom-shape text:anchor-type="paragraph" draw:z-index="84" draw:name="Forma3" draw:style-name="gr19" draw:text-style-name="P84" svg:width="0.646cm" svg:height="0.646cm" svg:x="0.762cm" svg:y="0.076cm"><text:p text:style-name="P87">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86" draw:name="Forma3" draw:style-name="gr19" draw:text-style-name="P84" svg:width="0.646cm" svg:height="0.646cm" svg:x="5.763cm" svg:y="0.076cm"><text:p text:style-name="P87">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88" draw:name="Forma7" draw:style-name="gr20" draw:text-style-name="P93" svg:width="3.289cm" svg:height="0.421cm" svg:x="2.002cm" svg:y="0.203cm"><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text:tab/><text:tab/><text:tab/><text:tab/><text:tab/><text:tab/><text:span text:style-name="T10">En un portal activo origen si una célula muere(m)</text:span></text:p>
      <text:p text:style-name="P12"><text:tab/><text:tab/><text:tab/><text:tab/><text:tab/><text:tab/><text:span text:style-name="T10">entonces también m</text:span><text:span text:style-name="T11">uere</text:span><text:span text:style-name="T10"> en el portal destino </text:span><text:span text:style-name="T11">y <text:tab/><text:tab/><text:tab/><text:tab/><text:tab/><text:tab/><text:tab/>viceversa</text:span><text:span text:style-name="T10">.</text:span></text:p>
      <text:p text:style-name="P12"/>
      <text:p text:style-name="P12"/>
      <text:p text:style-name="P12"><draw:custom-shape text:anchor-type="paragraph" draw:z-index="89" draw:name="Forma1" draw:style-name="gr17" draw:text-style-name="P92" svg:width="1.592cm" svg:height="1.592cm" svg:x="0.289cm" svg:y="0.18cm"><text:p/><draw:enhanced-geometry svg:viewBox="0 0 21600 21600" draw:type="rectangle" draw:enhanced-path="M 0 0 L 21600 0 21600 21600 0 21600 0 0 Z N"/></draw:custom-shape><draw:custom-shape text:anchor-type="paragraph" draw:z-index="90" draw:name="Forma1" draw:style-name="gr17" draw:text-style-name="P92" svg:width="1.592cm" svg:height="1.592cm" svg:x="5.29cm" svg:y="0.18cm"><text:p/><draw:enhanced-geometry svg:viewBox="0 0 21600 21600" draw:type="rectangle" draw:enhanced-path="M 0 0 L 21600 0 21600 21600 0 21600 0 0 Z N"/></draw:custom-shape><draw:custom-shape text:anchor-type="paragraph" draw:z-index="128" draw:name="Forma4" draw:style-name="gr24" draw:text-style-name="P90" svg:width="1.253cm" svg:height="1.25cm" svg:x="2.833cm" svg:y="0.335cm"><text:p/><draw:enhanced-geometry svg:viewBox="0 0 21600 21600" draw:mirror-horizontal="false" draw:mirror-vertical="false"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text:p>
      <text:p text:style-name="P12"><draw:custom-shape text:anchor-type="paragraph" draw:z-index="93" draw:name="Forma3" draw:style-name="gr18" draw:text-style-name="P82" svg:width="0.646cm" svg:height="0.646cm" svg:x="0.788cm" svg:y="0.201cm"><text:p text:style-name="P87">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95" draw:name="Forma3" draw:style-name="gr18" draw:text-style-name="P82" svg:width="0.646cm" svg:height="0.646cm" svg:x="5.763cm" svg:y="0.203cm"><text:p text:style-name="P87">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97" draw:name="Forma8" draw:style-name="gr21" draw:text-style-name="P93" svg:width="2.885cm" svg:height="0.398cm" svg:x="2.305cm" svg:y="0.335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tab/><text:tab/><text:tab/><text:tab/><text:tab/><text:tab/><text:span text:style-name="T12">En un portal normal origen si la célula nace entonces</text:span></text:p>
      <text:p text:style-name="P12"><text:tab/><text:tab/><text:tab/><text:tab/><text:tab/><text:tab/>también<text:span text:style-name="T12"> nace en el portal destino.</text:span></text:p>
      <text:p text:style-name="P12"/>
      <text:p text:style-name="P12"/>
      <text:p text:style-name="P12"/>
      <text:p text:style-name="P12"><draw:custom-shape text:anchor-type="paragraph" draw:z-index="91" draw:name="Forma1" draw:style-name="gr17" draw:text-style-name="P92" svg:width="1.592cm" svg:height="1.592cm" svg:x="0.289cm" svg:y="0.205cm"><text:p/><draw:enhanced-geometry svg:viewBox="0 0 21600 21600" draw:type="rectangle" draw:enhanced-path="M 0 0 L 21600 0 21600 21600 0 21600 0 0 Z N"/></draw:custom-shape><draw:custom-shape text:anchor-type="paragraph" draw:z-index="92" draw:name="Forma1" draw:style-name="gr17" draw:text-style-name="P92" svg:width="1.592cm" svg:height="1.592cm" svg:x="5.29cm" svg:y="0.205cm"><text:p/><draw:enhanced-geometry svg:viewBox="0 0 21600 21600" draw:type="rectangle" draw:enhanced-path="M 0 0 L 21600 0 21600 21600 0 21600 0 0 Z N"/></draw:custom-shape><draw:custom-shape text:anchor-type="paragraph" draw:z-index="129" draw:name="Forma4" draw:style-name="gr24" draw:text-style-name="P90" svg:width="1.253cm" svg:height="1.25cm" svg:x="2.803cm" svg:y="0.383cm"><text:p/><draw:enhanced-geometry svg:viewBox="0 0 21600 21600" draw:mirror-horizontal="false" draw:mirror-vertical="false"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text:p>
      <text:p text:style-name="P12"><draw:custom-shape text:anchor-type="paragraph" draw:z-index="98" draw:name="Forma8" draw:style-name="gr21" draw:text-style-name="P93" svg:width="2.885cm" svg:height="0.398cm" svg:x="2.305cm" svg:y="0.39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tab/><text:tab/><text:tab/><text:tab/><text:tab/><text:tab/><text:span text:style-name="T12">En un portal normal origen si la célula muere entonces</text:span></text:p>
      <text:p text:style-name="P12"><draw:custom-shape text:anchor-type="paragraph" draw:z-index="94" draw:name="Forma3" draw:style-name="gr19" draw:text-style-name="P84" svg:width="0.646cm" svg:height="0.646cm" svg:x="0.762cm" svg:y="-0.296cm"><text:p text:style-name="P87">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96" draw:name="Forma3" draw:style-name="gr19" draw:text-style-name="P84" svg:width="0.646cm" svg:height="0.646cm" svg:x="5.763cm" svg:y="-0.296cm"><text:p text:style-name="P87">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text:tab/><text:tab/><text:tab/><text:tab/><text:tab/><text:tab/>también<text:span text:style-name="T12"> muere en el portal destino.</text:span></text:p>
      <text:p text:style-name="P12"/>
      <text:p text:style-name="P12"/>
      <text:p text:style-name="P12"/>
      <text:p text:style-name="P12"><draw:custom-shape text:anchor-type="paragraph" draw:z-index="99" draw:name="Forma1" draw:style-name="gr17" draw:text-style-name="P92" svg:width="1.592cm" svg:height="1.592cm" svg:x="0.289cm" svg:y="0.205cm"><text:p/><draw:enhanced-geometry svg:viewBox="0 0 21600 21600" draw:type="rectangle" draw:enhanced-path="M 0 0 L 21600 0 21600 21600 0 21600 0 0 Z N"/></draw:custom-shape><draw:custom-shape text:anchor-type="paragraph" draw:z-index="100" draw:name="Forma1" draw:style-name="gr17" draw:text-style-name="P92" svg:width="1.592cm" svg:height="1.592cm" svg:x="5.29cm" svg:y="0.205cm"><text:p/><draw:enhanced-geometry svg:viewBox="0 0 21600 21600" draw:type="rectangle" draw:enhanced-path="M 0 0 L 21600 0 21600 21600 0 21600 0 0 Z N"/></draw:custom-shape><draw:custom-shape text:anchor-type="paragraph" draw:z-index="130" draw:name="Forma4" draw:style-name="gr25" draw:text-style-name="P95" svg:width="1.253cm" svg:height="1.25cm" svg:x="2.859cm" svg:y="0.397cm"><text:p/><draw:enhanced-geometry svg:viewBox="0 0 21600 21600" draw:mirror-horizontal="false" draw:mirror-vertical="false"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text:p>
      <text:p text:style-name="P12"><draw:custom-shape text:anchor-type="paragraph" draw:z-index="101" draw:name="Forma3" draw:style-name="gr19" draw:text-style-name="P84" svg:width="0.646cm" svg:height="0.646cm" svg:x="0.762cm" svg:y="0.191cm"><text:p text:style-name="P87">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02" draw:name="Forma3" draw:style-name="gr19" draw:text-style-name="P84" svg:width="0.646cm" svg:height="0.646cm" svg:x="5.763cm" svg:y="0.191cm"><text:p text:style-name="P87">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03" draw:name="Forma8" draw:style-name="gr21" draw:text-style-name="P93" svg:width="2.885cm" svg:height="0.398cm" svg:x="2.305cm" svg:y="0.434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tab/><text:tab/><text:tab/><text:tab/><text:tab/><text:tab/><text:span text:style-name="T12">En un portal pasivo origen si la célula nace entonces</text:span></text:p>
      <text:p text:style-name="P12"><text:tab/><text:tab/><text:tab/><text:tab/><text:tab/><text:tab/>también<text:span text:style-name="T12"> nace en el portal destino.</text:span></text:p>
      <text:p text:style-name="P12"/>
      <text:p text:style-name="P12"/>
      <text:p text:style-name="P12"/>
      <text:p text:style-name="P12">Acción n°2: Determinar los datos de entrada y salida.</text:p>
      <text:p text:style-name="P1"/>
      <text:p text:style-name="P36">Datos de entrada:</text:p>
      <text:p text:style-name="P36"/>
      <text:p text:style-name="P36">* <text:span text:style-name="T59">La ruta de la ubicación del archivo de texto que tiene los registros de los elementos que componen el juego.</text:span></text:p>
      <text:p text:style-name="P36"><text:soft-page-break/></text:p>
      <text:p text:style-name="P37">* Un archivo de texto que tendrá la información de los tableros, sus parcelas, los portales y <text:span text:style-name="T58">las células que comenzaran como vivas.</text:span></text:p>
      <text:p text:style-name="P37">Dentro del archivo <text:span text:style-name="T58">se pueden tener registro intercalados excepto las células vivas y evitando hacer referencia a elementos que no existen. Por ejemplo querer configurar una parcela de un tablero cuyo registro viene mas adelante o no existe.</text:span></text:p>
      <text:p text:style-name="P1"/>
      <text:p text:style-name="P1">* Elección<text:span text:style-name="T14"> de una tarea a realizar. Mediante un menú que se mostrara el usuario ingresara un entero que corresponderá a una tarea especifica del programa.</text:span></text:p>
      <text:p text:style-name="P1"/>
      <text:p text:style-name="P10">* Elección<text:span text:style-name="T14"> de dos de los tableros del juego luego de finalizar una partida para buscar el camino</text:span></text:p>
      <text:p text:style-name="P71">minimo entre ambos donde se registro la menor cantidad de transferencias.</text:p>
      <text:p text:style-name="P1"/>
      <text:p text:style-name="P38">Datos de salida <text:span text:style-name="T15">por pantalla</text:span>:</text:p>
      <text:p text:style-name="P38"/>
      <text:p text:style-name="P38">* Cantidad de células vivas:</text:p>
      <text:p text:style-name="P38">* Cantidad de nacimientos en el ultimo turno:</text:p>
      <text:p text:style-name="P38">* Cantidad de muertes en el ultimo turno: (entero &gt;= 0).</text:p>
      <text:p text:style-name="P38">* Promedio de nacimientos en el juego:</text:p>
      <text:p text:style-name="P38">* Promedio de muertes en el juego: (float entre 0 y n, con n &lt; 100).</text:p>
      <text:p text:style-name="P38">* Si el juego no cambio en 2 turnos consecutivos: (String informando cuando suceda el acontecimiento).</text:p>
      <text:p text:style-name="P38">* <text:span text:style-name="T73">Los nombres de los tableros que forman el camino minimo entre dos tableros seleccionados</text:span></text:p>
      <text:p text:style-name="P71">previamente por el usuario y la cantidad de celulas transferidas en dicho camino.</text:p>
      <text:p text:style-name="P1"/>
      <text:p text:style-name="P39">Datos de salida <text:span text:style-name="T15">por BMP</text:span>:</text:p>
      <text:p text:style-name="P39"/>
      <text:p text:style-name="P39">* <text:span text:style-name="T15">Cada turno se guardaran archivos BMP para cada estado de todos lo tableros que componen el juego. El tamaño del archivo se definirá en base a las dimensiones de cada tablero.</text:span></text:p>
      <text:p text:style-name="P39"/>
      <text:p text:style-name="P12">Acción n°3: Hipótesis<text:span text:style-name="T16"> consideradas.</text:span></text:p>
      <text:p text:style-name="P1"/>
      <text:p text:style-name="P1">* <text:span text:style-name="T16">El archivo de texto no contendrá errores que puedan perjudicar el armado de los elementos que componen el juego.</text:span></text:p>
      <text:p text:style-name="P1"/>
      <text:p text:style-name="P9">* <text:span text:style-name="T71">Las posiciones de un tablero se designan por (numero de columna, numero de fila), en ese orden al contrario de lo habitual (fila, columna).</text:span></text:p>
      <text:p text:style-name="P1"/>
      <text:p text:style-name="P1">* <text:span text:style-name="T64">La ultima linea del archivo de texto sera la palabra “FINAL” que indica la finalización de los registros dentro del mismo.</text:span></text:p>
      <text:p text:style-name="P1"/>
      <text:p text:style-name="P1">* <text:span text:style-name="T16">Una célula puede ser modificada por 2 factores: células vecinas y la interacción con un tipo de portal.</text:span></text:p>
      <text:p text:style-name="P40"/>
      <text:p text:style-name="P40">* <text:span text:style-name="T17">El usuario del programa no ingresara datos que sean de otro tipo a los pedidos.</text:span></text:p>
      <text:p text:style-name="P49"/>
      <text:p text:style-name="P48">* El efecto de los portales prevalece por sobre el efecto de las células vecinas.</text:p>
      <text:p text:style-name="P48"/>
      <text:p text:style-name="P48">* Si se tiene que aplicar un efecto de un portal donde la célula que modifica esta por morir y la célula modificada esta muerta <text:span text:style-name="T74">entonces </text:span>no se cambia nada en el destino. <text:span text:style-name="T74">En el caso que la célula destino este viva o por morir entonces se contara una muerte por esa celula.</text:span></text:p>
      <text:p text:style-name="P33"/>
      <text:p text:style-name="P33"><text:soft-page-break/>* Si se tiene que aplicar un efecto de un portal donde la célula que modifica esta por <text:span text:style-name="T36">nacer</text:span> y la célula modificada esta <text:span text:style-name="T74">viva entonces</text:span> no se cambia nada en el destino. <text:span text:style-name="T36">Si</text:span> la célula modificada esta viva entonces se copia el color en la célula destin<text:span text:style-name="T37">o pero no se considera un nacimiento.</text:span></text:p>
      <text:p text:style-name="P34">En el caso que la célula destino estuviera muerta o por nacer se contara un nacimiento por efecto del portal.</text:p>
      <text:p text:style-name="P12"/>
      <text:p text:style-name="P12">* <text:span text:style-name="T13">Si un camino de trasferencia de celulas entre dos tableros acumula 0 transferencias entonces no se considera como un camino minimo que mostrar al usuario.</text:span></text:p>
      <text:p text:style-name="P12"/>
      <text:p text:style-name="P12">Acción n°5: Pseudocodigo.</text:p>
      <text:p text:style-name="P1"/>
      <text:p text:style-name="P1">* Mostrar mensaje de bienvenida al usuario.</text:p>
      <text:p text:style-name="P1">* <text:span text:style-name="T59">Pedir la ruta de <text:s/>un archivo de texto.</text:span></text:p>
      <text:p text:style-name="P1">* <text:span text:style-name="T59">Procesar el archivo.</text:span></text:p>
      <text:p text:style-name="P1"><text:tab/>* <text:span text:style-name="T18">Crear elementos del juego reservando memoria</text:span></text:p>
      <text:p text:style-name="P11">* <text:span text:style-name="T75">Armar el grafo con los tableros y portales creados.</text:span></text:p>
      <text:p text:style-name="P1">* <text:span text:style-name="T59">Dibujar los tableros iniciales y guardarlos en formato BMP.</text:span></text:p>
      <text:p text:style-name="P1">* Mostrar menú de juego.</text:p>
      <text:p text:style-name="P1"><text:tab/>* <text:span text:style-name="T18">Elegir una tarea</text:span>.</text:p>
      <text:p text:style-name="P1"><text:tab/><text:tab/>* Ejecutar una cantidad de turnos a seleccionar.</text:p>
      <text:p text:style-name="P5"><text:tab/><text:tab/><text:tab/>* <text:span text:style-name="T60">Evaluar</text:span> <text:span text:style-name="T60">tableros del juego.</text:span></text:p>
      <text:p text:style-name="P5"><text:tab/><text:tab/><text:tab/>* <text:span text:style-name="T60">Actualizar</text:span> <text:span text:style-name="T60">tableros del juego.</text:span></text:p>
      <text:p text:style-name="P3"><text:tab/><text:tab/><text:tab/><text:tab/>* <text:span text:style-name="T20">Modificar BMP de los</text:span> tablero<text:span text:style-name="T20">s.</text:span></text:p>
      <text:p text:style-name="P3"><text:tab/><text:tab/><text:tab/>* <text:span text:style-name="T20">Contar y guardar los cambios para los informes.</text:span></text:p>
      <text:p text:style-name="P3"><text:tab/><text:tab/><text:tab/>* <text:span text:style-name="T61">Dibujar tableros de juego.</text:span></text:p>
      <text:p text:style-name="P1"><text:tab/><text:tab/><text:tab/>* Volver al menú de juego.</text:p>
      <text:p text:style-name="P1"><text:tab/><text:tab/>* Reiniciar juego.</text:p>
      <text:p text:style-name="P1"><text:tab/><text:tab/><text:tab/>* <text:span text:style-name="T20">Reiniciar</text:span> contadores, acumuladores<text:span text:style-name="T62">.</text:span></text:p>
      <text:p text:style-name="P1"><text:tab/><text:tab/><text:tab/>* <text:span text:style-name="T62">Eliminar tableros y portales.</text:span></text:p>
      <text:p text:style-name="P7"><text:tab/><text:tab/><text:tab/>* <text:span text:style-name="T59">Pedir la ruta de <text:s/>un archivo de texto</text:span></text:p>
      <text:p text:style-name="P7"><text:tab/><text:tab/><text:tab/>* <text:span text:style-name="T59">Procesar el archivo.</text:span></text:p>
      <text:p text:style-name="P7"><text:tab/><text:tab/><text:tab/>* <text:span text:style-name="T75">Reiniciar grafo y configurarlo nuevamente.</text:span></text:p>
      <text:p text:style-name="P8"><text:tab/><text:tab/><text:tab/>* <text:span text:style-name="T61">Dibujar tableros de juego iniciales.</text:span></text:p>
      <text:p text:style-name="P76"><text:tab/><text:tab/><text:tab/>* Volver al menú de juego.</text:p>
      <text:p text:style-name="P1"><text:tab/><text:tab/>* Terminar juego.</text:p>
      <text:p text:style-name="P1"><text:tab/><text:tab/><text:tab/>* <text:span text:style-name="T75">Procesar grafo</text:span></text:p>
      <text:p text:style-name="P1"><text:tab/><text:tab/><text:tab/><text:tab/>* <text:span text:style-name="T75">Ingresar dos tableros para determinar su camino minimo.</text:span></text:p>
      <text:p text:style-name="P1"><text:tab/><text:tab/><text:tab/><text:tab/>* <text:span text:style-name="T75">Mostrar por pantalla el camino minimo.</text:span></text:p>
      <text:p text:style-name="P1"><text:tab/><text:tab/><text:tab/>* Mostrar mensaje de cierre del programa.</text:p>
      <text:p text:style-name="P6"><text:tab/><text:tab/><text:tab/>* <text:span text:style-name="T21">Salir del juego.</text:span></text:p>
      <text:p text:style-name="P1"/>
      <text:p text:style-name="P12">Acción n°6: <text:span text:style-name="T30">Clases</text:span> utilizadas.</text:p>
      <text:p text:style-name="P30"/>
      <text:p text:style-name="P31">JuegoDeLaVida: <text:span text:style-name="T31">Es una partida del juego que contendrá todos los elementos y métodos necesarios para la ejecución del programa. </text:span></text:p>
      <text:p text:style-name="P31"/>
      <text:p text:style-name="P32">Tablero: <text:span text:style-name="T31">Estructura de un tamaño predefinido formado por parcelas que contiene una célula. Implementada usando una array bidimensional cuyos elementos son punteros a las distintas parcelas que forman el tablero.</text:span></text:p>
      <text:p text:style-name="P31"/>
      <text:p text:style-name="P31">Dibujante: <text:span text:style-name="T32">Encargado de generar el lienzo que representara un tablero del juego.</text:span></text:p>
      <text:p text:style-name="P31"/>
      <text:p text:style-name="P31"><text:soft-page-break/><text:span text:style-name="T63">Interfaz</text:span>: <text:span text:style-name="T32">Encargado de mostrar por pantalla los distintos mensajes y datos de la partida durante el uso del programa.</text:span></text:p>
      <text:p text:style-name="P31"/>
      <text:p text:style-name="P31">Enfermero: <text:span text:style-name="T32">Encargado de evaluar la condición de las células en los tableros. También sera quien modificara el color y la condición de las células haciéndolas nacer o matándolas.</text:span></text:p>
      <text:p text:style-name="P31"/>
      <text:p text:style-name="P31">Color: <text:span text:style-name="T33">Representa un color formado por la escala RGB.</text:span></text:p>
      <text:p text:style-name="P31"/>
      <text:p text:style-name="P31">Informe: <text:span text:style-name="T33">Guardara los datos necesarios durante el transcurso del juego para que sean mostrados al usuario.</text:span></text:p>
      <text:p text:style-name="P31"/>
      <text:p text:style-name="P31">Parcela: <text:span text:style-name="T33">Representa la porción mas pequeña de un tablero que contiene una célula .</text:span></text:p>
      <text:p text:style-name="P31"/>
      <text:p text:style-name="P31">Portal: <text:span text:style-name="T34">Conectara dos tableros distintos y podrá modificar las células vinculadas al mismo dependiendo del tipo de portal que sea (Activo, Normal, Pasivo).</text:span></text:p>
      <text:p text:style-name="P31"/>
      <text:p text:style-name="P31">Célula: <text:span text:style-name="T35">Elemento cuyo comportamiento podrá variar durante el juego tanto su color, energía y estado de viva a muerta o viceversa.</text:span></text:p>
      <text:p text:style-name="P31"/>
      <text:p text:style-name="P31">Energía: <text:span text:style-name="T34">Cantidad de vida que tendrá una célula.</text:span></text:p>
      <text:p text:style-name="P31"/>
      <text:p text:style-name="P35">Arista: Una conexión que representa la influencia de un tipo de portal. Vincula dos tableros y guarda la cantidad de transferencias de celulas que se producen entre ambos.</text:p>
      <text:p text:style-name="P35"/>
      <text:p text:style-name="P35">Vertice: <text:span text:style-name="T76">Elementos vinculados por una arista que representa los tableros del juego. Cuentan con una etiqueta para brindar informacion de un camino recorrido y tambien tiene acceso a las aristas que son adyacentes al mismo.</text:span></text:p>
      <text:p text:style-name="P35"/>
      <text:p text:style-name="P77"><text:span text:style-name="T81">Grafo: </text:span><text:span text:style-name="T82">Una r</text:span><text:span text:style-name="T79">epresentación de los elementos </text:span><text:span text:style-name="T80">de un conjunto</text:span><text:span text:style-name="T81"> de vertices y aristas vinculadas según la informacion obtenida del procesamiento de un archivo de texto.</text:span></text:p>
      <text:p text:style-name="P28"/>
      <text:p text:style-name="P41">Manual de programador.</text:p>
      <text:p text:style-name="P46"/>
      <text:p text:style-name="P46">El programa comienza pidiendo memoria para la clase <text:span text:style-name="T38">JuegoDeLaVida</text:span> que sera la que vinculara el resto de entidades del programa.</text:p>
      <text:p text:style-name="P46">La nueva instancia <text:span text:style-name="T38">JuegoDeLaVida</text:span> reserva memoria para las clases:</text:p>
      <text:p text:style-name="P46">* <text:span text:style-name="T38">Informe</text:span> (lleva el registro de los cambios en los tableros).</text:p>
      <text:p text:style-name="P46">* <text:span text:style-name="T38">Interfaz</text:span> (muestra por pantalla los mensajes de las diferentes situaciones de juego).</text:p>
      <text:p text:style-name="P46">* <text:span text:style-name="T38">Dibujante</text:span> (dibuja cada tableros de juego creando un archivo .BMP).</text:p>
      <text:p text:style-name="P46">* <text:span text:style-name="T38">Enfermero</text:span> (analiza los tableros y los port<text:span text:style-name="T42">a</text:span>les para determinar el estado <text:span text:style-name="T43">próximo</text:span> de las <text:span text:style-name="T43">células</text:span>).</text:p>
      <text:p text:style-name="P47"><text:span text:style-name="T43">También</text:span> se pide memoria para 2 listas:</text:p>
      <text:p text:style-name="P47">* Lista de portales (<text:span text:style-name="T44">guarda todos los portales del juego. Los mismos tienen acceso a las parcelas que vinculan</text:span>).</text:p>
      <text:p text:style-name="P47">* <text:span text:style-name="T44">Lista de tableros (guarda todos los tableros del juego. El </text:span><text:span text:style-name="T39">Tablero</text:span><text:span text:style-name="T44"> es un array bidimensional del tipo puntero a una parcela).</text:span></text:p>
      <text:p text:style-name="P47">* <text:span text:style-name="T41">Grafo</text:span><text:span text:style-name="T77"> (que se utilizara para buscar un camino minimo entre los tableros.)</text:span></text:p>
      <text:p text:style-name="P48">Luego se ejecuta el <text:span text:style-name="T43">método</text:span> jugar() que realiza una partida del juego que <text:span text:style-name="T43">podrá</text:span> ser reiniciada.</text:p>
      <text:p text:style-name="P50">Al comienzo del juego la pantalla muestra un mensaje de bienvenida al usuario del programa y luego le pide la ruta de un archivo txt para cargar los datos de los elementos del juego.</text:p>
      <text:p text:style-name="P50">Durante el procesamiento de archivo se toma la primera palabra de cada linea para saber <text:span text:style-name="T83">de </text:span>que tipo de ingreso se trata. Puede ser “Tablero”, “Parcela”, “Portal” , “CelulaViva” <text:span text:style-name="T83">o “FINAL”</text:span>.</text:p>
      <text:p text:style-name="P50"><text:soft-page-break/>Los archivos para lectura tienen que seguir una estructura donde no se hagan referencias a elementos no procesados <text:span text:style-name="T43">todavía</text:span> (en caso de existir).</text:p>
      <text:p text:style-name="P51">Si se lee la palabra “Tablero” el programa toma el resto de los datos y lo crea pidiendo memoria para todos sus elementos que lo componen. El contenido del tablero son punteros a parcelas que contienen una <text:span text:style-name="T43">célula</text:span> muerta cuyo color es blanco. <text:span text:style-name="T45">Para finalizar se lo agrega a la lista de tableros.</text:span></text:p>
      <text:p text:style-name="P52">Si se lee la palabra “Parcela” se toma el resto de los datos que la caracterizan y se la configura en el tablero donde esta ubicada.</text:p>
      <text:p text:style-name="P52">Si se lee la palabra “Portal” el programa pide memoria para un portal que <text:span text:style-name="T43">contendrá</text:span> referencias a la <text:span text:style-name="T40">P</text:span><text:span text:style-name="T38">arcela</text:span> origen y destino del <text:span text:style-name="T40">P</text:span><text:span text:style-name="T38">ortal</text:span> para tener acceso a las <text:span text:style-name="T43">células.</text:span></text:p>
      <text:p text:style-name="P53">Al final del archivo tienen que estar los registros de las <text:span text:style-name="T43">células</text:span> que comenzaran con vida.</text:p>
      <text:p text:style-name="P53">Se toman sus datos y las configura en el tablero que las contiene. Para finalizar se lo agrega a la lista de Portales.</text:p>
      <text:p text:style-name="P72"><text:span text:style-name="T43">Después</text:span> de procesar todo el archivo <text:span text:style-name="T77">se configura el grafo mediante los tableros y los portales generados para el juego. Luego </text:span>el Dibujante se encarga de <text:span text:style-name="T77">crear</text:span> los archivos BMP que representan a los tableros del juego <text:span text:style-name="T46">en su estado inicial</text:span>.</text:p>
      <text:p text:style-name="P54">Como siguiente paso se ingresa en un bucle <text:span text:style-name="T47">de tareas </text:span>donde podremos efectuar las distintas <text:span text:style-name="T47">acciones</text:span> que se pueden realizar con los elementos del juego. De este bucle se <text:span text:style-name="T43">saldrá</text:span> cuando se quiera terminar el juego.</text:p>
      <text:p text:style-name="P54">En el bucle la Interfaz primero muestra por pantalla el <text:span text:style-name="T43">menú</text:span> del juego y <text:span text:style-name="T47">obtiene la elección por parte del usuario</text:span>. <text:span text:style-name="T43">Podrá elegir entre 3 acciones posibles:</text:span></text:p>
      <text:p text:style-name="P55">* <text:span text:style-name="T48">Ejecutar una cantidad de turnos:</text:span></text:p>
      <text:p text:style-name="P56"><text:span text:style-name="T49">Se muestra por pantalla y se pide la cantidad de turnos que se quieren ejecutar. Los turnos se ejecutaran siempre y cuando </text:span><text:span text:style-name="T50">el estado de los tableros no hayan entrado en equilibrio (dos turnos seguidos sin cambios).</text:span></text:p>
      <text:p text:style-name="P57"><text:span text:style-name="T50">P</text:span><text:span text:style-name="T49">or cada turno </text:span><text:span text:style-name="T54">ejecutado</text:span><text:span text:style-name="T49"> el Enfermero del juego primero determinara el estado </text:span><text:span text:style-name="T51">próximo</text:span><text:span text:style-name="T49"> de cada </text:span><text:span text:style-name="T52">Célula</text:span><text:span text:style-name="T49"> de todos los tableros en base a las </text:span><text:span text:style-name="T51">células</text:span><text:span text:style-name="T49"> vecinas.</text:span></text:p>
      <text:p text:style-name="P57"><text:span text:style-name="T49">Lo </text:span><text:span text:style-name="T51">siguiente</text:span><text:span text:style-name="T49"> es determinar el color que </text:span><text:span text:style-name="T51">tendrán</text:span><text:span text:style-name="T49"> las </text:span><text:span text:style-name="T51">células</text:span><text:span text:style-name="T49"> que nazcan el </text:span><text:span text:style-name="T51">próximo</text:span><text:span text:style-name="T49"> turno. Al </text:span><text:span text:style-name="T51">finalizar</text:span><text:span text:style-name="T49"> esto se controlara la influencia de los portales del juego en las </text:span><text:span text:style-name="T51">células</text:span><text:span text:style-name="T49"> vinculadas. Se analiza cual de las </text:span><text:span text:style-name="T51">células</text:span><text:span text:style-name="T49"> </text:span><text:span text:style-name="T51">producirá</text:span><text:span text:style-name="T49"> cambios en la otra para modificarle el estado y color del </text:span><text:span text:style-name="T51">próximo</text:span><text:span text:style-name="T49"> turno </text:span><text:span text:style-name="T55">contando las muertes o nacimientos que provoque el efecto del portal</text:span><text:span text:style-name="T49">.</text:span></text:p>
      <text:p text:style-name="P57"><text:span text:style-name="T49">El enfermero actualiza el estado de las </text:span><text:span text:style-name="T51">células</text:span><text:span text:style-name="T49"> </text:span><text:span text:style-name="T51">haciéndolas</text:span><text:span text:style-name="T49"> nacer o </text:span><text:span text:style-name="T51">matándolas</text:span><text:span text:style-name="T49"> mientras va tomando registro para generar los informes del juego.</text:span></text:p>
      <text:p text:style-name="P58">El dibujante dibuja el nuevo estado de los tableros y genera los archivos BMP del turno correspondiente.</text:p>
      <text:p text:style-name="P58">La Interfaz muestra por pantalla los informes del juego y si el juego se congelo en el intento de ejecutar los turnos. </text:p>
      <text:p text:style-name="P62"><text:span text:style-name="T49">Regresamos al </text:span><text:span text:style-name="T53">menú</text:span><text:span text:style-name="T49"> de tareas.</text:span></text:p>
      <text:p text:style-name="P55">* <text:span text:style-name="T48">Reiniciar:</text:span></text:p>
      <text:p text:style-name="P63">Libera la memoria pedida para los tableros y portales del juego. Pide por pantalla la ruta de un archivo txt y lo procesa generando nuevos elementos para jugar.</text:p>
      <text:p text:style-name="P73">Se reinicia el grafo liberando los vertices y aristas para armar uno nuevo en base a los datos de un nuevo archivo a procesar.</text:p>
      <text:p text:style-name="P63">Se dibujan y generan los archivos correspondientes a los nuevos elementos del juego y se vuelve a mostrar el <text:span text:style-name="T56">menú</text:span> de juego.</text:p>
      <text:p text:style-name="P55">* <text:span text:style-name="T48">Terminar:</text:span></text:p>
      <text:p text:style-name="P61">Pedimos al usuario que elija dos tableros de los existentes para determinar el camino minimo de transferencia de celulas entre ellos. Se utilizan las aristas adyacentes a los vertices para etiquetar los caminos posibles y finalmente vemos si existe alguno luego del etiquetado.</text:p>
      <text:p text:style-name="P61">Mostramos por pantalla el camino minimo entre los tableros elegidos o informamos que no existe alguno.</text:p>
      <text:p text:style-name="P64">La Interfaz muestra un mensaje de finalización del programa y se sale del bucle de tareas para terminar el programa.</text:p>
      <text:p text:style-name="P26"><text:soft-page-break/>MANUAL DEL USUARIO</text:p>
      <text:p text:style-name="P65"/>
      <text:p text:style-name="P66"><text:tab/>El juego de la vida es un autómata celular diseñado por el matemático británico John Horton Conway en 1970. Hizo su primera aparición pública en el número de octubre de 1970 de la revista Scientific American, en la columna de juegos matemáticos de Martin Gardner. Desde un punto de vista teórico, es interesante porque es equivalente a una máquina universal de Turing, es decir, todo lo que se puede computar algorítmicamente se puede computar en el juego de la vida.</text:p>
      <text:p text:style-name="P66"/>
      <text:p text:style-name="P66"><text:tab/>Este es un juego de cero jugadores. Su evolución tiene lugar a partir de la entrada de datos iniciales y una vez inicia, no hay necesidad de carga de datos posteriores.</text:p>
      <text:p text:style-name="P66"/>
      <text:p text:style-name="P66"><text:tab/>En nuestro caso, el campo de juego estará determinado por <text:span text:style-name="T66">varias mallas formadas por cuadrados ("células"), cada una de dimensiones independientes. <text:s/>En cada posición del tablero (“parcela”) puede existir un portal, que como regla general inicia la vida en el destino del portal si se inicia la vida en el origen del portal.</text:span></text:p>
      <text:p text:style-name="P67"/>
      <text:p text:style-name="P67"><text:tab/>Si en el origen del portal nace una célula viva, en el destino del portal se duplica dicha célula. Si en el origen del portal la célula muere, depende del tipo de portal, la célula destino permanece viva a muerte.</text:p>
      <text:p text:style-name="P67"/>
      <text:p text:style-name="P67"><text:tab/><text:span text:style-name="T67">Tipos de Portales:</text:span></text:p>
      <text:list xml:id="list2868213625" text:style-name="L1">
        <text:list-item>
          <text:p text:style-name="P75">Activos: si nace en origen, nace en destino. Si muere, muere en destino. Y viceversa.</text:p>
        </text:list-item>
        <text:list-item>
          <text:p text:style-name="P75">Normal: si nace en origen, nace en destino. Si muere en origen, muere en destino. No al revés.</text:p>
        </text:list-item>
        <text:list-item>
          <text:p text:style-name="P75">Pasivo: si nace en origen, nace en destino. Si muere en origen, no muere en destino.</text:p>
        </text:list-item>
      </text:list>
      <text:p text:style-name="P66"/>
      <text:p text:style-name="P66"><text:tab/>Las células tienen dos estados posibles, pueden estar “vivas” o “muertas”. El estado de <text:span text:style-name="T65">la malla</text:span> va cambiando por turnos y el estado de todas las células se toma en cuenta para definir, <text:span text:style-name="T68">y actualizar de manera simultánea, </text:span>el estado de estas en el turno siguiente.</text:p>
      <text:p text:style-name="P66"/>
      <text:p text:style-name="P66"><text:tab/><text:span text:style-name="T68">Estas actualizaciones se llevan a cabo dependiendo del estado de las células vecinas:</text:span></text:p>
      <text:p text:style-name="P66"/>
      <text:list xml:id="list2999348864" text:style-name="L2">
        <text:list-item>
          <text:p text:style-name="P78">Si una célula está viva: si tiene 2 o 3 células vecinas vivas, se mantiene viva, en otro caso muere por soledad o superpoblación. <text:span text:style-name="T65">Se le resta 100% de la energía multiplicado por el factor de mortalidad de la Parcela.</text:span></text:p>
        </text:list-item>
        <text:list-item>
          <text:p text:style-name="P78">Si una célula está muertas: si tiene exactamente 3 vecinas vivas, la célula nace y en el próximo turno estará viva. <text:span text:style-name="T65">Se le suma 100% de energía multiplicado por el factor de nacimiento de la Parcela. Cuando una célula nace copia el color promedio de las células vecinas, y sino la de la Parcela donde está.</text:span></text:p>
        </text:list-item>
      </text:list>
      <text:p text:style-name="P68"/>
      <text:p text:style-name="P68"><text:tab/>Para jugar, el usuario solo debe indicar <text:span text:style-name="T69">la ruta del archivo de texto en el que se encuentran los datos iniciales del juego. Posteriormente, el programa mostrará el menú y el usuario tendrá la opción de elegir entre ejecutar una cantidad X de turnos (a indicar por el usuario), reiniciar el juego o terminarlo, en ese orden.</text:span></text:p>
      <text:p text:style-name="P68"/>
      <text:list xml:id="list1316321700" text:style-name="L3">
        <text:list-item>
          <text:p text:style-name="P79">Si <text:span text:style-name="T65">elige ejecutar la cantidad X de turnos (1)</text:span>: el juego continuará <text:s/>su curso natural hasta que indique otra acción a tomar o hasta que hayan transcurrido <text:span text:style-name="T65">X </text:span>turnos.</text:p>
        </text:list-item>
        <text:list-item>
          <text:p text:style-name="P80">Si <text:span text:style-name="T65">elige</text:span> <text:span text:style-name="T65">reiniciar (2)</text:span>: el juego se reiniciará y regresará a la parte en la que le pide <text:span text:style-name="T70">al usuario la ruta del archivo de texto.</text:span></text:p>
        </text:list-item>
        <text:list-item>
          <text:p text:style-name="P81">Si <text:span text:style-name="T65">elige</text:span> <text:span text:style-name="T65">terminar (3)</text:span>: <text:span text:style-name="T78">Se le pedira que elija dos tableros de los existentes para buscar el camino minimo entre ellos en el cual huno la menor cantidad de transferencias de celulas. Si su elecciones valida entonces le mostrara el resultado obtenido que pueden ser los nombres de los </text:span><text:soft-page-break/><text:span text:style-name="T78">tableros recorridos en el camino minimo junto con la cantidad de transferencias o se le informara la inexistencia de una camino minimo. Luego e</text:span>l juego habrá terminado y en caso de querer jugar, deberá volver a correr el program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ohit Devanagari1" svg:font-family="'Lohit Devanagari'"/>
    <style:font-face style:name="arial" svg:font-family="arial, sans-serif"/>
    <style:font-face style:name="Ani" svg:font-family="An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marker draw:name="Fin_20_de_20_línea_20_1" draw:display-name="Fin de línea 1"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25T22:07:32.111075867</meta:creation-date>
    <dc:date>2018-12-09T22:32:56.402444226</dc:date>
    <meta:editing-duration>PT4H30M23S</meta:editing-duration>
    <meta:editing-cycles>81</meta:editing-cycles>
    <meta:generator>LibreOffice/6.0.6.2$Linux_X86_64 LibreOffice_project/00m0$Build-2</meta:generator>
    <meta:document-statistic meta:table-count="0" meta:image-count="0" meta:object-count="0" meta:page-count="9" meta:paragraph-count="178" meta:word-count="2825" meta:character-count="16680" meta:non-whitespace-character-count="13694"/>
  </office:meta>
</office:document-meta>
</file>